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C7000033FC00002E29CFDB6E01.svm"/>
  <manifest:file-entry manifest:media-type="" manifest:full-path="Pictures/2000013800001F7D00001E25D4207FB6.svm"/>
  <manifest:file-entry manifest:media-type="" manifest:full-path="Pictures/200000B8000033F000002351B628A8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face style:name="Courier New" svg:font-family="'Courier New'"/>
    <style:font-face style:name="Tahoma1" svg:font-family="Tahoma"/>
    <style:font-face style:name="Times New Roman1" svg:font-family="'Times New Roman'"/>
    <style:font-face style:name="Courier" svg:font-family="Courier" style:font-adornments="Regular"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 Black" svg:font-family="'Arial Black'" style:font-adornments="Regular" style:font-family-generic="swiss" style:font-pitch="variable"/>
  </office:font-face-decls>
  <office:automatic-styles>
    <style:style style:name="Table1" style:family="table">
      <style:table-properties style:width="5.054cm" table:align="left" fo:background-color="#f3f3f3" style:shadow="none">
        <style:background-image/>
      </style:table-properties>
    </style:style>
    <style:style style:name="Table1.A" style:family="table-column">
      <style:table-column-properties style:column-width="5.054cm"/>
    </style:style>
    <style:style style:name="Table1.A1" style:family="table-cell">
      <style:table-cell-properties fo:padding="0cm" fo:border="none"/>
    </style:style>
    <style:style style:name="Table4" style:family="table">
      <style:table-properties style:width="5.953cm" table:align="left" fo:background-color="#f3f3f3" style:shadow="none">
        <style:background-image/>
      </style:table-properties>
    </style:style>
    <style:style style:name="Table4.A" style:family="table-column">
      <style:table-column-properties style:column-width="5.953cm"/>
    </style:style>
    <style:style style:name="Table4.A1" style:family="table-cell">
      <style:table-cell-properties fo:padding="0cm" fo:border="none"/>
    </style:style>
    <style:style style:name="Table6" style:family="table">
      <style:table-properties style:width="5.953cm" table:align="left" fo:background-color="#f3f3f3" style:shadow="none">
        <style:background-image/>
      </style:table-properties>
    </style:style>
    <style:style style:name="Table6.A" style:family="table-column">
      <style:table-column-properties style:column-width="5.953cm"/>
    </style:style>
    <style:style style:name="Table6.A1" style:family="table-cell">
      <style:table-cell-properties fo:padding="0cm" fo:border="none"/>
    </style:style>
    <style:style style:name="Table9" style:family="table">
      <style:table-properties style:width="5.953cm" table:align="left" fo:background-color="#f3f3f3" style:shadow="none">
        <style:background-image/>
      </style:table-properties>
    </style:style>
    <style:style style:name="Table9.A" style:family="table-column">
      <style:table-column-properties style:column-width="5.953cm"/>
    </style:style>
    <style:style style:name="Table9.A1" style:family="table-cell">
      <style:table-cell-properties fo:padding="0cm" fo:border="none"/>
    </style:style>
    <style:style style:name="Table24" style:family="table">
      <style:table-properties style:width="5.953cm" table:align="left" fo:background-color="#f3f3f3" style:shadow="none">
        <style:background-image/>
      </style:table-properties>
    </style:style>
    <style:style style:name="Table24.A" style:family="table-column">
      <style:table-column-properties style:column-width="5.953cm"/>
    </style:style>
    <style:style style:name="Table24.A1" style:family="table-cell">
      <style:table-cell-properties fo:padding="0cm" fo:border="none"/>
    </style:style>
    <style:style style:name="Table50" style:family="table">
      <style:table-properties style:width="6.324cm" table:align="left" fo:background-color="#f3f3f3" style:shadow="none">
        <style:background-image/>
      </style:table-properties>
    </style:style>
    <style:style style:name="Table50.A" style:family="table-column">
      <style:table-column-properties style:column-width="6.324cm"/>
    </style:style>
    <style:style style:name="Table50.A1" style:family="table-cell">
      <style:table-cell-properties fo:padding="0cm" fo:border="none"/>
    </style:style>
    <style:style style:name="P1" style:family="paragraph" style:parent-style-name="Text_20_body">
      <style:paragraph-properties fo:text-align="center" style:justify-single-word="false"/>
      <style:text-properties style:font-name="Arial3" fo:font-size="20pt" fo:language="en" fo:country="GB" fo:font-weight="bold"/>
    </style:style>
    <style:style style:name="P2" style:family="paragraph" style:parent-style-name="Text_20_body">
      <style:paragraph-properties fo:text-align="center" style:justify-single-word="false"/>
      <style:text-properties style:font-name="Times New Roman" fo:font-size="24pt" fo:language="en" fo:country="GB" fo:font-weight="bold" style:font-size-asian="24pt" style:font-size-complex="24pt"/>
    </style:style>
    <style:style style:name="P3" style:family="paragraph" style:parent-style-name="Text_20_body">
      <style:paragraph-properties fo:text-align="center" style:justify-single-word="false"/>
      <style:text-properties style:font-name="Times New Roman" fo:font-size="11pt" fo:language="en" fo:country="GB" style:font-size-asian="11pt" style:font-size-complex="11pt"/>
    </style:style>
    <style:style style:name="P4" style:family="paragraph" style:parent-style-name="Text_20_body">
      <style:paragraph-properties fo:text-align="center" style:justify-single-word="false"/>
      <style:text-properties style:font-name="Times New Roman" fo:font-size="16pt" fo:language="en" fo:country="GB" style:font-size-asian="16pt" style:font-size-complex="16pt"/>
    </style:style>
    <style:style style:name="P5" style:family="paragraph" style:parent-style-name="Text_20_body">
      <style:paragraph-properties fo:text-align="center" style:justify-single-word="false"/>
      <style:text-properties style:font-name="Times New Roman" fo:font-size="14pt" fo:language="en" fo:country="GB" style:font-size-asian="14pt" style:font-size-complex="14pt"/>
    </style:style>
    <style:style style:name="P6" style:family="paragraph" style:parent-style-name="Text_20_body">
      <style:paragraph-properties fo:margin-left="0cm" fo:margin-right="0cm" fo:margin-top="0cm" fo:margin-bottom="0cm" fo:text-align="center" style:justify-single-word="false" fo:text-indent="0cm" style:auto-text-indent="false"/>
      <style:text-properties style:font-name="Times New Roman" fo:font-size="14pt" fo:language="en" fo:country="GB" style:font-size-asian="14pt" style:font-size-complex="14pt"/>
    </style:style>
    <style:style style:name="P7" style:family="paragraph" style:parent-style-name="Text_20_body">
      <style:paragraph-properties fo:margin-left="0cm" fo:margin-right="0cm" fo:margin-top="0cm" fo:margin-bottom="0cm" fo:text-align="center" style:justify-single-word="false" fo:text-indent="0cm" style:auto-text-indent="false"/>
      <style:text-properties style:font-name="Times New Roman" fo:font-size="14pt" style:font-size-asian="14pt" style:font-size-complex="14pt"/>
    </style:style>
    <style:style style:name="P8" style:family="paragraph" style:parent-style-name="Text_20_body">
      <style:paragraph-properties fo:margin-left="0cm" fo:margin-right="0cm" fo:margin-top="0cm" fo:margin-bottom="0cm" fo:text-align="center" style:justify-single-word="false" fo:text-indent="0cm" style:auto-text-indent="false"/>
      <style:text-properties style:font-name="Times New Roman" fo:font-size="12pt" fo:language="en" fo:country="GB" style:font-size-asian="12pt" style:font-size-complex="12pt"/>
    </style:style>
    <style:style style:name="P9" style:family="paragraph" style:parent-style-name="Text_20_body">
      <style:paragraph-properties fo:margin-left="0.953cm" fo:margin-right="0cm" fo:text-indent="0cm" style:auto-text-indent="false"/>
      <style:text-properties style:font-name="Times New Roman" fo:font-size="12pt" fo:language="en" fo:country="GB" style:font-size-asian="12pt" style:font-size-complex="12pt"/>
    </style:style>
    <style:style style:name="P10" style:family="paragraph" style:parent-style-name="Text_20_body">
      <style:paragraph-properties fo:margin-left="0.953cm" fo:margin-right="0cm" fo:text-indent="0cm" style:auto-text-indent="false"/>
    </style:style>
    <style:style style:name="P11" style:family="paragraph" style:parent-style-name="Text_20_body">
      <style:paragraph-properties fo:margin-left="0.953cm" fo:margin-right="0cm" fo:text-indent="0cm" style:auto-text-indent="false"/>
      <style:text-properties fo:font-size="14pt" style:text-underline-style="solid" style:text-underline-width="auto" style:text-underline-color="font-color" style:font-size-asian="14pt" style:font-size-complex="14pt"/>
    </style:style>
    <style:style style:name="P12" style:family="paragraph" style:parent-style-name="Heading">
      <style:text-properties style:text-underline-style="solid" style:text-underline-width="auto" style:text-underline-color="font-color" fo:font-weight="bold" style:font-weight-asian="bold" style:font-weight-complex="bold"/>
    </style:style>
    <style:style style:name="P13" style:family="paragraph" style:parent-style-name="Text_20_body">
      <style:paragraph-properties fo:margin-left="0.953cm" fo:margin-right="0cm" fo:text-indent="0cm" style:auto-text-indent="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Contents_20_1">
      <style:paragraph-properties>
        <style:tab-stops>
          <style:tab-stop style:position="15.24cm" style:type="right" style:leader-style="dotted" style:leader-text="."/>
        </style:tab-stops>
      </style:paragraph-properties>
    </style:style>
    <style:style style:name="P15" style:family="paragraph" style:parent-style-name="Contents_20_2">
      <style:paragraph-properties>
        <style:tab-stops>
          <style:tab-stop style:position="15.24cm" style:type="right" style:leader-style="dotted" style:leader-text="."/>
        </style:tab-stops>
      </style:paragraph-properties>
    </style:style>
    <style:style style:name="P16" style:family="paragraph" style:parent-style-name="Text_20_body">
      <style:paragraph-properties fo:margin-left="0.953cm" fo:margin-right="0cm" fo:text-indent="0cm" style:auto-text-indent="false"/>
      <style:text-properties fo:language="en" fo:country="GB"/>
    </style:style>
    <style:style style:name="P17" style:family="paragraph" style:parent-style-name="Heading_20_1">
      <style:text-properties fo:language="en" fo:country="GB"/>
    </style:style>
    <style:style style:name="P18" style:family="paragraph" style:parent-style-name="Text_20_body">
      <style:text-properties fo:language="en" fo:country="GB"/>
    </style:style>
    <style:style style:name="P19" style:family="paragraph" style:parent-style-name="Text_20_body" style:list-style-name="L2">
      <style:paragraph-properties fo:margin-top="0cm" fo:margin-bottom="0.212cm"/>
    </style:style>
    <style:style style:name="P20" style:family="paragraph" style:parent-style-name="Table_20_Contents">
      <style:paragraph-properties fo:padding="0.049cm" fo:border="0.035cm solid #000000"/>
      <style:text-properties style:font-name="Arial" fo:font-size="7pt" style:font-size-asian="7pt" style:font-size-complex="7pt"/>
    </style:style>
    <style:style style:name="P21" style:family="paragraph" style:parent-style-name="Text_20_body">
      <style:paragraph-properties fo:text-align="justify" style:justify-single-word="false"/>
      <style:text-properties fo:language="en" fo:country="GB"/>
    </style:style>
    <style:style style:name="P22" style:family="paragraph" style:parent-style-name="Code_20_indented">
      <style:paragraph-properties fo:margin-left="2.54cm" fo:margin-right="1.27cm" fo:text-indent="0cm" style:auto-text-indent="false"/>
    </style:style>
    <style:style style:name="P23" style:family="paragraph" style:parent-style-name="Code_20_indented">
      <style:paragraph-properties fo:margin-left="2.54cm" fo:margin-right="1.27cm" fo:text-align="start" style:justify-single-word="false" fo:text-indent="0cm" style:auto-text-indent="false"/>
    </style:style>
    <style:style style:name="P24" style:family="paragraph" style:parent-style-name="Code_20_indented">
      <style:paragraph-properties fo:margin-left="2.54cm" fo:margin-right="1.27cm" fo:text-align="start" style:justify-single-word="false" fo:text-indent="0cm" style:auto-text-indent="false"/>
      <style:text-properties fo:language="en" fo:country="GB"/>
    </style:style>
    <style:style style:name="P25" style:family="paragraph" style:parent-style-name="Code_20_last_20_line">
      <style:paragraph-properties fo:margin-left="2.54cm" fo:margin-right="1.27cm" fo:text-align="start" style:justify-single-word="false" fo:text-indent="0cm" style:auto-text-indent="false"/>
      <style:text-properties fo:language="en" fo:country="GB" fo:font-weight="normal" style:font-weight-asian="normal" style:font-weight-complex="normal"/>
    </style:style>
    <style:style style:name="P26" style:family="paragraph" style:parent-style-name="Code_20_indented">
      <style:paragraph-properties fo:margin-left="2.54cm" fo:margin-right="2.54cm" fo:text-indent="0cm" style:auto-text-indent="false"/>
    </style:style>
    <style:style style:name="P27" style:family="paragraph" style:parent-style-name="Code_20_last_20_line">
      <style:paragraph-properties fo:margin-left="2.54cm" fo:margin-right="2.54cm" fo:text-indent="0cm" style:auto-text-indent="false"/>
    </style:style>
    <style:style style:name="P28" style:family="paragraph" style:parent-style-name="Table_20_Contents">
      <style:paragraph-properties fo:padding="0.049cm" fo:border="0.035cm solid #000000"/>
      <style:text-properties fo:font-size="7pt" fo:language="en" fo:country="GB" fo:font-weight="bold" style:font-size-asian="7pt" style:font-size-complex="7pt"/>
    </style:style>
    <style:style style:name="P29" style:family="paragraph" style:parent-style-name="Table_20_Contents">
      <style:paragraph-properties fo:padding="0.049cm" fo:border="0.035cm solid #000000"/>
      <style:text-properties fo:font-size="7pt" fo:language="en" fo:country="GB" style:font-size-asian="7pt" style:font-size-complex="7pt"/>
    </style:style>
    <style:style style:name="P30" style:family="paragraph" style:parent-style-name="Code_20_last_20_line">
      <style:paragraph-properties fo:margin-left="2.54cm" fo:margin-right="1.27cm" fo:text-indent="0cm" style:auto-text-indent="false"/>
    </style:style>
    <style:style style:name="P31" style:family="paragraph" style:parent-style-name="Table_20_Contents">
      <style:paragraph-properties fo:padding="0.049cm" fo:border="0.035cm solid #000000"/>
      <style:text-properties fo:font-size="7pt" style:font-size-asian="7pt" style:font-size-complex="7pt"/>
    </style:style>
    <style:style style:name="P32" style:family="paragraph" style:parent-style-name="Code_20_last_20_line">
      <style:paragraph-properties fo:margin-left="2.54cm" fo:margin-right="0.635cm" fo:text-indent="0cm" style:auto-text-indent="false"/>
    </style:style>
    <style:style style:name="P33" style:family="paragraph" style:parent-style-name="Standard">
      <style:paragraph-properties fo:margin-top="0cm" fo:margin-bottom="0cm"/>
      <style:text-properties fo:font-size="2pt" style:font-size-asian="2pt" style:font-size-complex="2pt"/>
    </style:style>
    <style:style style:name="P34" style:family="paragraph" style:parent-style-name="Table_20_Contents">
      <style:paragraph-properties fo:padding="0.049cm" fo:border="0.035cm solid #000000"/>
      <style:text-properties fo:font-size="10pt" fo:language="en" fo:country="GB"/>
    </style:style>
    <style:style style:name="P35" style:family="paragraph" style:parent-style-name="Text_20_body">
      <style:text-properties fo:language="en" fo:country="GB" fo:font-weight="bold"/>
    </style:style>
    <style:style style:name="P36" style:family="paragraph" style:parent-style-name="Footnote">
      <style:text-properties style:font-name="Arial" fo:font-size="6pt" style:font-size-asian="6pt" style:font-size-complex="6pt"/>
    </style:style>
    <style:style style:name="P37" style:family="paragraph" style:parent-style-name="Code_20_indented">
      <style:paragraph-properties fo:margin-left="2.54cm" fo:margin-right="0.635cm" fo:text-indent="0cm" style:auto-text-indent="false"/>
    </style:style>
    <style:style style:name="P38" style:family="paragraph" style:parent-style-name="Code_20_indented">
      <style:paragraph-properties fo:margin-left="2.54cm" fo:margin-right="0.635cm" fo:text-indent="0cm" style:auto-text-indent="false"/>
      <style:text-properties fo:language="en" fo:country="GB"/>
    </style:style>
    <style:style style:name="P39" style:family="paragraph" style:parent-style-name="Code_20_last_20_line">
      <style:paragraph-properties fo:margin-left="2.54cm" fo:margin-right="0.635cm" fo:text-indent="0cm" style:auto-text-indent="false"/>
      <style:text-properties fo:language="en" fo:country="GB"/>
    </style:style>
    <style:style style:name="P40" style:family="paragraph" style:parent-style-name="Text_20_body">
      <style:text-properties fo:font-size="2pt" style:font-size-asian="2pt" style:font-size-complex="2pt"/>
    </style:style>
    <style:style style:name="P41" style:family="paragraph" style:parent-style-name="Heading_20_2">
      <style:text-properties fo:language="en" fo:country="GB"/>
    </style:style>
    <style:style style:name="P42" style:family="paragraph" style:parent-style-name="Text_20_body">
      <style:paragraph-properties fo:text-align="justify" style:justify-single-word="false"/>
    </style:style>
    <style:style style:name="P43" style:family="paragraph" style:parent-style-name="Caption1">
      <style:text-properties fo:language="en" fo:country="GB"/>
    </style:style>
    <style:style style:name="P44" style:family="paragraph" style:parent-style-name="Text_20_body" style:list-style-name="L2">
      <style:paragraph-properties fo:margin-top="0cm" fo:margin-bottom="0.212cm"/>
      <style:text-properties fo:language="en" fo:country="GB"/>
    </style:style>
    <style:style style:name="P45" style:family="paragraph" style:parent-style-name="Text_20_body" style:list-style-name="L3">
      <style:paragraph-properties fo:margin-top="0cm" fo:margin-bottom="0.212cm"/>
    </style:style>
    <style:style style:name="P46" style:family="paragraph" style:parent-style-name="Table_20_Contents">
      <style:paragraph-properties fo:background-color="#f3f3f3" fo:padding="0.049cm" fo:border="0.035cm solid #000000">
        <style:background-image/>
      </style:paragraph-properties>
      <style:text-properties fo:font-size="7pt" fo:language="en" fo:country="GB" fo:font-weight="bold" style:font-size-asian="7pt" style:font-size-complex="7pt"/>
    </style:style>
    <style:style style:name="P47" style:family="paragraph" style:parent-style-name="Text_20_body">
      <style:text-properties fo:language="en" fo:country="GB" fo:font-style="italic"/>
    </style:style>
    <style:style style:name="P48" style:family="paragraph" style:parent-style-name="Heading_20_1">
      <style:paragraph-properties fo:break-before="page"/>
      <style:text-properties fo:language="en" fo:country="GB"/>
    </style:style>
    <style:style style:name="P49" style:family="paragraph" style:parent-style-name="Text_20_body">
      <style:paragraph-properties fo:margin-top="0cm" fo:margin-bottom="0cm"/>
    </style:style>
    <style:style style:name="T1" style:family="text">
      <style:text-properties fo:language="en" fo:country="GB"/>
    </style:style>
    <style:style style:name="T2" style:family="text">
      <style:text-properties fo:font-style="italic"/>
    </style:style>
    <style:style style:name="T3" style:family="text">
      <style:text-properties fo:font-weight="bold"/>
    </style:style>
    <style:style style:name="T4" style:family="text">
      <style:text-properties fo:font-variant="normal" fo:text-transform="none" fo:language="en" fo:country="GB"/>
    </style:style>
    <style:style style:name="T5" style:family="text">
      <style:text-properties fo:language="en" fo:country="GB" fo:font-weight="bold"/>
    </style:style>
    <style:style style:name="T6" style:family="text">
      <style:text-properties style:font-name="Courier New" fo:language="en" fo:country="GB"/>
    </style:style>
    <style:style style:name="T7" style:family="text">
      <style:text-properties fo:language="en" fo:country="GB" fo:font-style="italic"/>
    </style:style>
    <style:style style:name="T8" style:family="text">
      <style:text-properties fo:font-style="italic" style:text-underline-style="solid" style:text-underline-width="auto" style:text-underline-color="font-color"/>
    </style:style>
    <style:style style:name="T9" style:family="text">
      <style:text-properties fo:font-size="7pt" style:font-size-asian="7pt" style:font-size-complex="7pt"/>
    </style:style>
    <style:style style:name="T10" style:family="text">
      <style:text-properties style:font-name="Times New Roman1"/>
    </style:style>
    <style:style style:name="T11" style:family="text">
      <style:text-properties fo:language="en" fo:country="GB" fo:font-weight="normal"/>
    </style:style>
    <style:style style:name="fr1" style:family="graphic" style:parent-style-name="Frame">
      <style:graphic-properties fo:margin-left="0.3cm" fo:margin-right="0.3cm" fo:margin-top="0.3cm" fo:margin-bottom="0.3cm" style:run-through="foreground" style:wrap="dynamic" style:number-wrapped-paragraphs="no-limit" style:vertical-pos="top" style:vertical-rel="paragraph-content" style:horizontal-pos="right" style:horizontal-rel="paragraph" fo:background-color="#cccccc" style:background-transparency="0%" fo:padding="0cm" fo:border="none" style:shadow="none">
        <style:background-image/>
        <style:columns fo:column-count="0" fo:column-gap="0cm"/>
      </style:graphic-properties>
    </style:style>
    <style:style style:name="fr2" style:family="graphic" style:parent-style-name="Frame">
      <style:graphic-properties fo:margin-left="0.3cm" fo:margin-right="0.3cm" fo:margin-top="0.3cm" fo:margin-bottom="0.3cm" style:wrap="left" style:number-wrapped-paragraphs="no-limit" style:vertical-pos="top" style:vertical-rel="paragraph-content" style:horizontal-pos="right" style:horizontal-rel="paragraph" fo:background-color="#cccccc" style:background-transparency="0%" fo:padding="0cm" fo:border="none" style:shadow="none">
        <style:background-image/>
      </style:graphic-properties>
    </style:style>
    <style:style style:name="fr3" style:family="graphic" style:parent-style-name="Frame">
      <style:graphic-properties fo:margin-left="0.3cm" fo:margin-right="0.3cm" fo:margin-top="0.3cm" fo:margin-bottom="0.3cm" style:wrap="left" style:number-wrapped-paragraphs="no-limit" style:vertical-pos="from-top" style:vertical-rel="paragraph" style:horizontal-pos="from-left" style:horizontal-rel="paragraph" fo:background-color="#cccccc" style:background-transparency="0%" fo:padding="0cm" fo:border="none" style:shadow="none">
        <style:background-image/>
      </style:graphic-properties>
    </style:style>
    <style:style style:name="fr4" style:family="graphic" style:parent-style-name="Frame">
      <style:graphic-properties fo:margin-left="0.3cm" fo:margin-right="0.3cm" fo:margin-top="0.3cm" fo:margin-bottom="0.3cm" style:wrap="left" style:number-wrapped-paragraphs="no-limit" style:vertical-pos="top" style:vertical-rel="paragraph-content" style:horizontal-pos="righ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3cm" fo:margin-right="0.3cm" fo:margin-top="0.3cm" fo:margin-bottom="0.3cm" style:wrap="left" style:number-wrapped-paragraphs="no-limit" style:vertical-pos="top" style:vertical-rel="paragraph-content" style:horizontal-pos="right" style:horizontal-rel="paragraph" fo:background-color="#cccccc" style:background-transparency="0%" fo:padding="0cm" fo:border="none">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text:list-style style:name="L1">
      <text:list-level-style-number text:level="1" style:num-format="1"/>
      <text:list-level-style-number text:level="2" style:num-format="1" text:display-levels="2">
        <style:list-level-properties text:space-before="1.27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4.445cm" text:min-label-width="1.143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2">A<text:bookmark text:name="_Ref101941946"/> SmartFrog Tutorial</text:p>
      <text:p text:style-name="P3">Version 1.2 rev.4b</text:p>
      <text:p text:style-name="P3">SmartFrog version 3.08.004</text:p>
      <text:p text:style-name="P4"/>
      <text:p text:style-name="P5">Original text by Colin Low</text:p>
      <text:p text:style-name="P5">Updated by Julio Guijarro</text:p>
      <text:p text:style-name="P5"/>
      <text:p text:style-name="P6">Hewlett Packard Laboratories</text:p>
      <text:p text:style-name="P6">Filton Road,</text:p>
      <text:p text:style-name="P7"><text:span text:style-name="T1">Bristol</text:span> <text:span text:style-name="T1">BS34 8QZ</text:span></text:p>
      <text:p text:style-name="P6"/>
      <text:p text:style-name="P8">julio.guijarro at hp.com</text:p>
      <text:p text:style-name="P9"/>
      <text:p text:style-name="P9">This document provides an introduction to SmartFrog, and provides a step-by-step guide to system configuration and deployment using the framework. It brings together material from <text:span text:style-name="T2">The SmartFrog Reference Manual</text:span>, <text:span text:style-name="T2">The SmartFrog User Guide</text:span> and <text:span text:style-name="T2">The SmartFrog API (Javadoc)</text:span>, which should be consulted for details. Sources and tutorial available from www.smartfrog.org.</text:p>
      <text:p text:style-name="P10"/>
      <text:p text:style-name="P10"/>
      <text:p text:style-name="P10"/>
      <text:p text:style-name="P10"/>
      <text:p text:style-name="P10"/>
      <text:p text:style-name="P11"/>
      <text:p text:style-name="P12">Table Of Contents</text:p>
      <text:p text:style-name="P13"/>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1 <text:s text:c="3"/>Introduction<text:tab/>3</text:p>
          <text:p text:style-name="P14">2  <text:s text:c="2"/>SmartFrog Basics<text:tab/>4</text:p>
          <text:p text:style-name="P14">3 <text:s text:c="3"/>Programming Basics<text:tab/>4</text:p>
          <text:p text:style-name="P14">4 <text:s text:c="3"/>Creating a SmartFrog Component<text:tab/>5</text:p>
          <text:p text:style-name="P14">5 <text:s text:c="3"/>Running a SmartFrog Component<text:tab/>7</text:p>
          <text:p text:style-name="P14">6 <text:s text:c="3"/>Component Configuration<text:tab/>7</text:p>
          <text:p text:style-name="P14">7 <text:s text:c="3"/>Deployment<text:tab/>9</text:p>
          <text:p text:style-name="P14">8 <text:s text:c="3"/>Lifecycle<text:tab/>11</text:p>
          <text:p text:style-name="P15">8.1 <text:s text:c="3"/>Transitions<text:tab/>11</text:p>
          <text:p text:style-name="P15">8.2 <text:s text:c="3"/>Termination Sequence<text:tab/>13</text:p>
          <text:p text:style-name="P15">8.3 <text:s text:c="3"/>TerminationRecord<text:tab/>14</text:p>
          <text:p text:style-name="P15">8.4 <text:s text:c="3"/>Failure<text:tab/>14</text:p>
          <text:p text:style-name="P14">9 <text:s text:c="3"/>Configuration Revisited<text:tab/>15</text:p>
          <text:p text:style-name="P15">9.1 <text:s text:c="3"/>Component Descriptions<text:tab/>15</text:p>
          <text:p text:style-name="P14">10 <text:s text:c="3"/>Dynamic Deployment<text:tab/>16</text:p>
          <text:p text:style-name="P14">11 <text:s text:c="3"/>References<text:tab/>19</text:p>
          <text:p text:style-name="P14">12 <text:s text:c="3"/>Discovery &amp; Communication<text:tab/>20</text:p>
          <text:p text:style-name="P14">13 <text:s text:c="3"/>Conclusion<text:tab/>22</text:p>
          <text:p text:style-name="P14">14 <text:s text:c="3"/>Acknowledgments<text:tab/>22</text:p>
          <text:p text:style-name="P14">15 <text:s text:c="3"/>Tutorial References<text:tab/>22</text:p>
          <text:p text:style-name="P14">16 <text:s text:c="3"/>Appendix 1 – Defined Attributes<text:tab/>22</text:p>
          <text:p text:style-name="P14">17 <text:s text:c="3"/>Appendix 2 – Tracing and Logging<text:tab/>24</text:p>
        </text:index-body>
      </text:table-of-content>
      <text:p text:style-name="P10"/>
      <text:p text:style-name="P10"/>
      <text:p text:style-name="P10"/>
      <text:p text:style-name="P10"/>
      <text:p text:style-name="P16"/>
      <text:h text:style-name="P17" text:outline-level="1"><text:s text:c="4"/>Introduction</text:h>
      <text:p text:style-name="Text_20_body">SmartFrog is a tool. With any tool, it is important to know how it will make your life simpler, when to use it, and what it does well. What follows is an example that illustrates some of the advantages of using SmartFrog. </text:p>
      <text:p text:style-name="Text_20_body">Let us suppose you are developing an application with several autonomous components. These components could be parts of a distributed application, with components distributed across multiple hosts. It is necessary to test the individual components, and you realise that to test <text:span text:style-name="T3">component1</text:span> you will need to have each of <text:span text:style-name="T3">component2</text:span> to <text:span text:style-name="T3">component7</text:span> in place. Whenever you run a test, you will have to activate seven components with all the correct configuration parameters. You may have to carry this out dozens of times until testing is complete. </text:p>
      <text:p text:style-name="P18">You could use a terminal window to activate seven processes manually each time you run a test. But what happens when something goes wrong and your component fails to execute correctly? The six auxiliary processes will need to be killed and restarted.</text:p>
      <text:p text:style-name="P18">Many developers will have developed solutions to this kind of problem using shell scripts. This is acceptable for simple situations, but as tests become more demanding, and you begin to deploy components over several hosts, the whole business of deployment and lifecycle management becomes extremely time consuming and error-prone. With interruptions and tiredness, it is easy to neglect one of the steps and waste time trying to figure out what has gone wrong. Wouldn’t it be good to have a tool that enables you to deploy complex applications over hundreds of computers? This is an example of the many things that SmartFrog can do. </text:p>
      <text:p text:style-name="P18">I have been involved in the development of several large distributed applications, and what I realised when using SmartFrog for the first time was that even if I had used it only during the test and integration phase, it would still have been worth learning because of the huge amount of time it saved in setting up test configurations. The building block approach meant I could create test configurations as easily as plugging together Lego. This paid off when the application went live, because I had been able to spend much more time testing.</text:p>
      <text:p text:style-name="P18">It paid off in other ways too. When my co-workers wanted to integrate their components with mine, I gave them my configurations and they slotted in their components. We were sharing code through a code repository, so all they needed were my SmartFrog configurations to create test systems that included separately developed components. As we moved from the test environment to the live environment, the majority of the basic configurations remained unchanged; what changed was the enclosing configuration in which the building blocks were composed into the final application. What we built was an extremely complex distributed system providing a commercial application deployed dynamically over hundreds of computers. I doubt that it would have been possible to create it in the time available without SmartFrog.</text:p>
      <text:p text:style-name="P18">Although SmartFrog is conceptually simple, it would be wrong to suggest it is simple to learn. This is not because it is arcane … it is more a case that its flexibility provides many alternative ways to achieve an end, and the novice is likely to be overwhelmed. </text:p>
      <text:p text:style-name="P18">The purpose behind this tutorial is to provide the fragments that explain how to achieve the most common things you are likely to want to do with SmartFrog. I was motivated to do this because of my own experiences with learning and using SmartFrog. I am not on the SmartFrog team; on the other hand, I have direct access to the authors and implementers of SmartFrog, so I hope I have been able to keep the errors of understanding and implementation to a minimum.</text:p>
      <text:p text:style-name="P18"/>
      <text:p text:style-name="P18"/>
      <text:p text:style-name="P18"/>
      <text:h text:style-name="Heading_20_1" text:outline-level="1"><text:span text:style-name="T4">  <text:s text:c="2"/></text:span><text:span text:style-name="T1">SmartFrog Basics</text:span></text:h>
      <text:p text:style-name="P18">The capabilities that SmartFrog provides are:</text:p>
      <text:list text:style-name="L2">
        <text:list-item>
          <text:list>
            <text:list-item>
              <text:p text:style-name="P19"><text:span text:style-name="T5">Configuration:</text:span> <text:span text:style-name="T1">the ability to describe the autonomous components of an application and to compose these components into a distributed application in a single description.</text:span> </text:p>
            </text:list-item>
            <text:list-item>
              <text:p text:style-name="P19"><text:span text:style-name="T5">Deployment:</text:span> <text:span text:style-name="T1">the ability to deploy a configuration over a set of computing resources.</text:span> </text:p>
            </text:list-item>
            <text:list-item>
              <text:p text:style-name="P19"><text:span text:style-name="T5">Lifecycle:</text:span> <text:span text:style-name="T1">the ability to ensure that components progress through their lifecycles – deploy, start and terminate - in an orchestrated way.</text:span> </text:p>
            </text:list-item>
            <text:list-item>
              <text:p text:style-name="P19"><text:span text:style-name="T5">Discovery and Communication:</text:span> <text:span text:style-name="T1">components can locate other components in an application and communicate with them, both in static placements, and dynamically at run time..</text:span> </text:p>
            </text:list-item>
          </text:list>
        </text:list-item>
      </text:list>
      <text:h text:style-name="P17" text:outline-level="1"><text:s text:c="4"/>Programming Basics</text:h>
      <text:p text:style-name="P18">SmartFrog is written in Java. It assumes that your components are written in Java. You will require experience with Java.</text:p>
      <text:p text:style-name="Text_20_body"><draw:frame draw:style-name="fr1" draw:name="Frame1" text:anchor-type="paragraph" svg:width="5.05cm" draw:z-index="0"><draw:text-box fo:min-height="0.041cm"><table:table table:name="Table1" table:style-name="Table1"><table:table-column table:style-name="Table1.A"/><table:table-row><table:table-cell table:style-name="Table1.A1" office:value-type="string"><text:p text:style-name="P20"><text:span text:style-name="T5">Comment: </text:span><text:span text:style-name="T1">the SmartFrog source distribution, when built, contains a folder dist. In this folder are directories bin, lib</text:span> <text:span text:style-name="T1">etc. I am assuming that SFHOME points to this folder.</text:span></text:p></table:table-cell></table:table-row></table:table></draw:text-box></draw:frame><text:span text:style-name="T1">The SmartFrog system expects that the environment variable SFHOME is set to the directory containing the SmartFrog distribution (see comment). Your PATH variable should include </text:span><text:span text:style-name="T6">SFHOME/bin</text:span> <text:span text:style-name="T1">so that you can run SmartFrog scripts.</text:span></text:p>
      <text:p text:style-name="P21">SmartFrog needs to find all the classes used by your application components. The best way to achieve this initially is to set the environment variable SFUSERHOME to point to a directory containing the Java Archive (JAR) files for your classes.</text:p>
      <text:p text:style-name="P18">Each host on which you intend to load and run components will require a SmartFrog daemon process. The daemon process will access the JAR files in SFUSERHOME. If you alter your code and recompile to produce a new JAR file, the daemon will need to be restarted. Failure to do this is a common error.</text:p>
      <text:p text:style-name="Text_20_body"><text:span text:style-name="T1">The SmartFrog distribution contains a script in </text:span><text:span text:style-name="T6">SFHOME/bin</text:span> <text:span text:style-name="T1">called </text:span><text:span text:style-name="T5">sfDaemon</text:span><text:span text:style-name="T1">. This script, which has Windows and UNIX variants, will start the SmartFrog daemon process on a host. If you intend to run SmartFrog on many hosts, it is useful to create your own script capable of starting and stopping the daemon on a collection of hosts. There are some predefined SmartFrog templates that help in doing this[1]. Another way to achieve this would be to use a tool such as </text:span><text:span text:style-name="T7">Cluster SSH </text:span><text:span text:style-name="T1">(at clusterssh.sf.net).</text:span></text:p>
      <text:p text:style-name="P18">If you intend to modify your application code frequently (e.g. because you are testing) then some way to propagate the code to each host will be required. A good method is to place your JAR files on a fileserver, and for each host to mount the remote fileserver directory as the local path pointed to by SFUSERHOME. <text:span text:style-name="T8">Each time you change your code</text:span> on the server, each host will see your changes. It is at this point that <text:span text:style-name="T8">you will need to restart the SmartFrog daemon process on each host</text:span>. It is possible to use an HTTP server to serve classes to SmartFrog and avoid this restart – this is described in the <text:span text:style-name="T2">SmartFrog Reference Manual</text:span>.</text:p>
      <text:p text:style-name="P18">A beginner’s configuration is to have your Java classes on your local host, and to start the <text:span text:style-name="T3">sfDaemon</text:span> script manually from a command-line shell.</text:p>
      <text:h text:style-name="P17" text:outline-level="1"><text:s text:c="4"/>Creating a SmartFrog Component</text:h>
      <text:p text:style-name="P18">The simplest SmartFrog component is a class that extends the SmartFrog class <text:span text:style-name="T3">PrimImpl</text:span>. Your component should also implement the <text:span text:style-name="T3">Prim</text:span> interface so that the Java RMI  compiler (rmic) functions correctly.</text:p>
      <text:p text:style-name="P18">Your component will inherit many behaviours through <text:span text:style-name="T3">PrimImpl</text:span>. In particular, your component will participate in SmartFrog lifecycle management via calls to <text:span text:style-name="T3">sfDeploy()</text:span>,  <text:span text:style-name="T3">sfStart() </text:span>, and <text:span text:style-name="T3">sfTerminateWith(…)</text:span>. If you fail to override these methods then your component will deploy, start and terminate at the correct times, but none of your code will be called. It is normal to override these three methods, so that your component initialises itself in <text:span text:style-name="T3">sfDeploy()</text:span>, it commences active operation in <text:span text:style-name="T3">sfStart()</text:span>, and closes down in <text:span text:style-name="T3">sfTerminateWith(…)</text:span>. </text:p>
      <text:p text:style-name="P18">A template class <text:span text:style-name="T3">MyPrim</text:span> that overrides these methods is shown below in Example 1.</text:p>
      <text:p text:style-name="P22">package org.smartfrog.examples.tutorial;</text:p>
      <text:p text:style-name="P23"/>
      <text:p text:style-name="P23">import org.smartfrog.sfcore.prim.Prim;</text:p>
      <text:p text:style-name="P23">import org.smartfrog.sfcore.prim.PrimImpl;</text:p>
      <text:p text:style-name="P23">import org.smartfrog.sfcore.prim.TerminationRecord;</text:p>
      <text:p text:style-name="P23">import org.smartfrog.sfcore.common.SmartFrogException;</text:p>
      <text:p text:style-name="P23">import org.smartfrog.sfcore.common.SmartFrogResolutionException;</text:p>
      <text:p text:style-name="P23"/>
      <text:p text:style-name="P23">import java.rmi.RemoteException;</text:p>
      <text:p text:style-name="P23"/>
      <text:p text:style-name="P23">public class MyPrim extends PrimImpl implements Prim {</text:p>
      <text:p text:style-name="P23"><text:s/><text:span text:style-name="T1">/* any component specific declarations */</text:span></text:p>
      <text:p text:style-name="P23"><text:s/><text:span text:style-name="T1">public MyPrim() throws RemoteException {</text:span></text:p>
      <text:p text:style-name="P23"><text:s/><text:span text:style-name="T1">}</text:span></text:p>
      <text:p text:style-name="P23"/>
      <text:p text:style-name="P23"><text:s/><text:span text:style-name="T1">public synchronized void sfDeploy() throws <text:tab/><text:tab/><text:tab/><text:tab/>RemoteException,SmartFrogException {</text:span></text:p>
      <text:p text:style-name="P23"><text:s/><text:tab/><text:span text:style-name="T1">super.sfDeploy();</text:span></text:p>
      <text:p text:style-name="P23"><text:s/><text:tab/><text:span text:style-name="T1">/* any component specific initialization code */</text:span></text:p>
      <text:p text:style-name="P23"><text:tab/> <text:span text:style-name="T1">sfLog().out("SmartFrog "+sfCompleteName()+" deployed");</text:span></text:p>
      <text:p text:style-name="P23"><text:s/><text:span text:style-name="T1">}</text:span></text:p>
      <text:p text:style-name="P23"/>
      <text:p text:style-name="P23"><text:s/><text:span text:style-name="T1">public synchronized void sfStart() throws <text:tab/><text:tab/><text:tab/><text:tab/><text:tab/>RemoteException,SmartFrogException {</text:span></text:p>
      <text:p text:style-name="P23"><text:tab/> <text:span text:style-name="T1">super.sfStart();</text:span></text:p>
      <text:p text:style-name="P24"><text:tab/>/* any component specific start-up code */</text:p>
      <text:p text:style-name="P24"><text:tab/>sfLog().out("SmartFrog "+sfCompleteName()+" started");</text:p>
      <text:p text:style-name="P23"><text:s/><text:span text:style-name="T1">}</text:span></text:p>
      <text:p text:style-name="P23"/>
      <text:p text:style-name="P23"><text:s/><text:span text:style-name="T1">public synchronized void sfTerminateWith(TerminationRecord tr) {</text:span></text:p>
      <text:p text:style-name="P23"><text:tab/> <text:span text:style-name="T1">sfLog().out("SmartFrog "+sfCompleteNameSafe()+" terminating"); </text:span></text:p>
      <text:p text:style-name="P24"><text:tab/>/* any component specific termination code */</text:p>
      <text:p text:style-name="P24"><text:tab/>super.sfTerminateWith(tr);</text:p>
      <text:p text:style-name="P24"><text:s/>}</text:p>
      <text:p text:style-name="P23"><text:s/><text:span text:style-name="T1">/* any component specific methods go here*/</text:span></text:p>
      <text:p text:style-name="P25">}</text:p>
      <text:p text:style-name="Caption1"><text:bookmark text:name="_Ref101079937"/>Example 1. MyPrim.java</text:p>
      <text:p text:style-name="P18">If <text:span text:style-name="T3">MyPrim</text:span> is started concurrently with several other components using the default <text:span text:style-name="T3">Compound</text:span> behaviour (see below), then all components will progress through their lifecycle in an orderly and synchronised way. No component will enter <text:span text:style-name="T3">sfStart</text:span> until all components have completed <text:span text:style-name="T3">sfDeploy</text:span>. </text:p>
      <text:p text:style-name="P18">If you have tried to achieve multi-component deployments using ad-hoc methods, you will appreciate how many problems can be caused by race conditions during initialisation. A widely experienced problem is that <text:span text:style-name="T3">component2</text:span> comes ready before <text:span text:style-name="T3">component1</text:span>, and <text:span text:style-name="T3">component2</text:span> reports errors because <text:span text:style-name="T3">component1</text:span> does not appear to be present. If <text:span text:style-name="T3">component2</text:span> reports a failure and quits, the problem is compounded because <text:span text:style-name="T3">component1</text:span> is left in isolation, and may require manual tidying-up. This kind of initialisation can be implemented using arbitrary wait or retry loops, which may work on one particular configuration of equipment, and break immediately the configuration changes.</text:p>
      <text:p text:style-name="P18">SmartFrog avoids these problems. If one component experiences an error during initialisation and terminates, all components will be terminated cleanly. The precise mechanics as to how this happens is described in section 8, which describes the SmartFrog lifecycle model.</text:p>
      <text:p text:style-name="Text_20_body"><text:span text:style-name="T1">Once you have created </text:span><text:span text:style-name="T5">MyPrim</text:span><text:span text:style-name="T1">, you should describe it using a SmartFrog component description, which you could save as </text:span><text:span text:style-name="T6">MyPrim.sf</text:span><text:span text:style-name="T1">. </text:span></text:p>
      <text:p text:style-name="P26">#include “org/smartfrog/components.sf”</text:p>
      <text:p text:style-name="P26"/>
      <text:p text:style-name="P26">MyPrim extends Prim {</text:p>
      <text:p text:style-name="P26"><text:tab/>sfClass "org.smartfrog.examples.tutorial.MyPrim";</text:p>
      <text:p text:style-name="P27">}</text:p>
      <text:p text:style-name="Caption1"><text:bookmark text:name="_Ref101080162"/>Example 2. MyPrim.sf</text:p>
      <text:p text:style-name="Text_20_body"><text:span text:style-name="T1">The description in Example 2 tells SmartFrog that there is a </text:span><text:span text:style-name="T5">Prim</text:span><text:span text:style-name="T1"> component, and the code for it can be found in a class called </text:span><text:span text:style-name="T6">MyPrim.class</text:span><text:span text:style-name="T1">.</text:span></text:p>
      <text:p text:style-name="Text_20_body"><draw:frame draw:style-name="fr2" draw:name="Frame2" text:anchor-type="paragraph" svg:width="5.95cm" draw:z-index="5"><draw:text-box fo:min-height="0.041cm"><table:table table:name="Table4" table:style-name="Table4"><table:table-column table:style-name="Table4.A"/><table:table-row><table:table-cell table:style-name="Table4.A1" office:value-type="string"><text:p text:style-name="P28">Comment:</text:p><text:p text:style-name="P29">SmartFrog is built using ANT and the build.xml script in the top-level SmartFrog directory. This is a good, if somewhat complex, example of how to build SmartFrog components.</text:p></table:table-cell></table:table-row></table:table></draw:text-box></draw:frame><text:span text:style-name="T5">Note Well</text:span><text:span text:style-name="T1">: in general, SmartFrog components are remote objects in the sense understood by Java Remote Method Invocation (RMI). If you haven’t used RMI, or aren’t familiar with the idea of calling methods on remote objects, it would be good to familiarise yourself with the concepts. In particular, you will need to know how to compile the </text:span><text:span text:style-name="T5">MyPrim</text:span><text:span text:style-name="T1"> class using the Java </text:span><text:span text:style-name="T6">rmic</text:span> <text:span text:style-name="T1">compiler. If you fail to do this, SmartFrog will fail at runtime when you attempt to start your component. The failure message is not particularly edifying, so do not neglect this point. In the specific case where a component has no remote methods, then </text:span><text:span text:style-name="T6">rmic</text:span> <text:span text:style-name="T1">compilation can be avoided by adding the attribute “sfExport false;” to the description. This has been included in Example 3, but commented out.</text:span></text:p>
      <text:p text:style-name="P18">You can try out your version of <text:span text:style-name="T3">MyPrim</text:span> by creating a new configuration description.</text:p>
      <text:p text:style-name="P22">#include “org/smartfrog/components.sf”</text:p>
      <text:p text:style-name="P22">#include “org/smartfrog/examples/tutorial/MyPrim.sf”</text:p>
      <text:p text:style-name="P22"/>
      <text:p text:style-name="P22">sfConfig extends Compound {</text:p>
      <text:p text:style-name="P22"><text:tab/>MyPrimTest extends MyPrim {</text:p>
      <text:p text:style-name="P22"><text:tab/>// uncomment sfExport if the component has no RMI interface</text:p>
      <text:p text:style-name="P22"><text:tab/>// sfExport false;</text:p>
      <text:p text:style-name="P22"><text:tab/>}</text:p>
      <text:p text:style-name="P30">}</text:p>
      <text:p text:style-name="Caption1"><text:bookmark text:name="_Ref101082489"/>Example 3. MyPrimTest.sf</text:p>
      <text:p text:style-name="P18">The line beginning <text:span text:style-name="T3">sfConfig</text:span> is equivalent to the “main” entry point in Java: it tells SmartFrog where to begin with its deployments. In this case there is only a single component to deploy, the component <text:span text:style-name="T3">MyPrimTest</text:span>. This in turn is an extension of <text:span text:style-name="T3">MyPrim</text:span>, which was declared previously, and SmartFrog can locate the code described in Example 1 via the <text:span text:style-name="T3">sfClass</text:span> attribute.</text:p>
      <text:p text:style-name="P18"><draw:frame draw:style-name="fr3" draw:name="Frame3" text:anchor-type="paragraph" svg:x="9.089cm" svg:y="0.677cm" svg:width="5.951cm" draw:z-index="1"><draw:text-box fo:min-height="0.041cm"><table:table table:name="Table6" table:style-name="Table6"><table:table-column table:style-name="Table6.A"/><table:table-row><table:table-cell table:style-name="Table6.A1" office:value-type="string"><text:p text:style-name="P28">Comment:</text:p><text:p text:style-name="P31"><text:span text:style-name="T5">sfConfig</text:span> <text:span text:style-name="T1">can extend any component derived from </text:span><text:span text:style-name="T5">Prim</text:span><text:span text:style-name="T1">. If the application contains multiple components it is common for </text:span><text:span text:style-name="T5">sfConfig</text:span><text:span text:style-name="T1"> to extend </text:span><text:span text:style-name="T5">Compound</text:span><text:span text:style-name="T1">, and you will see many examples of this. However, it could have extended </text:span><text:span text:style-name="T5">MyPrim</text:span><text:span text:style-name="T1">, as.there is only the single component in this application.</text:span></text:p></table:table-cell></table:table-row></table:table></draw:text-box></draw:frame>Why the mystery of the two declarations, first <text:span text:style-name="T3">MyPrim</text:span>, then <text:span text:style-name="T3">MyPrimTest</text:span>? The reason is that you may wish to deploy <text:span text:style-name="T3">MyPrim</text:span> in many different configurations. The <text:span text:style-name="T3">MyPrim</text:span> declaration allows you to specify the defaults for the configuration of this single component in isolation from any other components. The <text:span text:style-name="T3">MyPrimTest</text:span> declaration can override any of these defaults. In this example there is nothing to override, but the concept will become clearer in later sections. You are not obliged to follow this convention, but you may find that if you have to create many different configurations using the same component (during testing for example), then having a default declaration is a useful level of abstraction.</text:p>
      <text:h text:style-name="P17" text:outline-level="1"><text:s text:c="4"/>Running a SmartFrog Component</text:h>
      <text:p text:style-name="P18">You can start your component using the script <text:span text:style-name="T3">sfStart</text:span>, found in SFHOME/bin, as in Example 4:</text:p>
      <text:p text:style-name="P32">sfStart localhost TEST1 org/smartfrog/examples/tutorial/MyPrimTest.sf </text:p>
      <text:p text:style-name="P33"/>
      <text:p text:style-name="Caption1"><draw:frame draw:style-name="fr4" draw:name="Frame5" text:anchor-type="paragraph" svg:width="5.951cm" draw:z-index="2"><draw:text-box fo:min-height="0.041cm"><table:table table:name="Table9" table:style-name="Table9"><table:table-column table:style-name="Table9.A"/><table:table-row><table:table-cell table:style-name="Table9.A1" office:value-type="string"><text:p text:style-name="P28">Comment:</text:p><text:p text:style-name="P34"><text:span text:style-name="T9">You can compile your new component manually using javac and rmic or you can create a directory called “tutorial” under dist/src/org/smartfrog/examples and place there MyPrim.java MyPrim.sf and MyPrimTest.sf. The ant build file included in dist automatically compiles and packages inside sfExamples.jar any new files added under src/org/smartfrog/examples. To run rmic for MyPrim.class and</text:span> <text:span text:style-name="T9">create its rmi stubs we need to edit the file dist/rmitargets and add “org/smartfrog/examples/tutorial/MyPrimclass”.</text:span></text:p><text:p text:style-name="P34"><text:span text:style-name="T9">Now you only need to go to dist/</text:span> <text:span text:style-name="T9">and run “ant build” to get your new component ready to be used. </text:span></text:p></table:table-cell></table:table-row></table:table></draw:text-box></draw:frame>Example 4</text:p>
      <text:p text:style-name="Text_20_body"><text:span text:style-name="T1">Here the first argument is the hostname of the host (SmartFrog root process) where you want to initiate deployment, the second argument is the name you want to give to the component, and the third argument is the path to the script. I have assumed the script is in a JAR file located in the folder pointed to by </text:span><text:span text:style-name="T6">SFUSERHOME</text:span><text:span text:style-name="T1">. You will need to start </text:span><text:span text:style-name="T5">sfDaemon</text:span><text:span text:style-name="T1"> on localhost prior to running </text:span><text:span text:style-name="T5">sfStart</text:span><text:span text:style-name="T1">, or the </text:span><text:span text:style-name="T5">sfStart</text:span><text:span text:style-name="T1"> will fail. So long as the daemon is running</text:span><text:a xlink:type="simple" xlink:href="#_ftn1" office:name="_ftnref1"><text:span text:style-name="T10">[1]</text:span></text:a><text:span text:style-name="T1">, you can use </text:span><text:span text:style-name="T5">sfStart</text:span><text:span text:style-name="T1"> many times, but you cannot use the component name </text:span><text:span text:style-name="T6">TEST1 </text:span><text:span text:style-name="T1">again if </text:span><text:span text:style-name="T6">TEST1</text:span> <text:span text:style-name="T1">is still running.</text:span></text:p>
      <text:p text:style-name="P35">You can terminate the component as in Example 5:</text:p>
      <text:p text:style-name="P33"/>
      <text:p text:style-name="P27"><text:span text:style-name="T1">sfTerminate localhost TEST1</text:span> </text:p>
      <text:p text:style-name="Caption1">Example 5</text:p>
      <text:p text:style-name="P18">Alternatively you can kill the SmartFrog daemon. The orderly way to achieve this is</text:p>
      <text:p text:style-name="P27"><text:span text:style-name="T1">sfStopDaemon localhost</text:span> </text:p>
      <text:p text:style-name="Caption1">Example 6</text:p>
      <text:p text:style-name="P18">Terminating the shell from which the daemon was started will also do the trick. Control+C will attempt an orderly termination, and if that fails, a second Control+C will kill the daemon.</text:p>
      <text:h text:style-name="P17" text:outline-level="1"><text:s text:c="4"/>Component Configuration</text:h>
      <text:p text:style-name="Text_20_body"><text:span text:style-name="T1">Many programs are dependent in some way on their external environment, and configure themselves at runtime using values that are often read from a file, such as the </text:span><text:span text:style-name="T6">MyProgram.ini</text:span> <text:span text:style-name="T1">files that abound in Windows.</text:span></text:p>
      <text:p text:style-name="P18">This becomes much harder to achieve in a large distributed application containing many components. Each component may have its own configuration data, but there may also be<text:note text:id="ftn1" text:note-class="footnote"><text:note-citation>1</text:note-citation><text:note-body><text:p text:style-name="P36"><text:span text:style-name="T1">To check if a daemon is running in a node you can use: “sfPing hostname”</text:span> </text:p></text:note-body></text:note> dependencies between values used by different components, and values that are shared by many components. Even though the components may be distributed, the global configuration data is shared, and it may be sufficiently complex and structured to require navigation tools. This is what SmartFrog provides in its structured data syntax. </text:p>
      <text:p text:style-name="P18">SmartFrog overloads its syntax in several ways, and this can make its meaning somewhat opaque to the beginner. The most important way in which SmartFrog overloads its syntax is that it mixes configuration data with deployment information. In other words some of the declarations are used to pass data to (and between) components, while other declarations <text:span text:style-name="T2">that look superficially similar</text:span> result in component deployments. It is common for declarations to achieve both ends simultaneously.</text:p>
      <text:p text:style-name="Text_20_body"><text:span text:style-name="T1">Take the previous component declaration </text:span><text:span text:style-name="T6">MyPrim.sf</text:span><text:span text:style-name="T1">. This has been extended by the addition of three new values: </text:span><text:span text:style-name="T5">debug</text:span><text:span text:style-name="T1">, </text:span><text:span text:style-name="T5">retryCount</text:span><text:span text:style-name="T1">, and </text:span><text:span text:style-name="T5">databaseRef, </text:span><text:span text:style-name="T1">as in </text:span><text:span text:style-name="T11">Example 7</text:span><text:span text:style-name="T5">.</text:span></text:p>
      <text:p text:style-name="P26">#include “org/smartfrog/components.sf”</text:p>
      <text:p text:style-name="P26"/>
      <text:p text:style-name="P26">MyPrim extends Prim {</text:p>
      <text:p text:style-name="P26"><text:tab/>sfClass “org.smartfrog.examples.tutorial.MyPrim”;</text:p>
      <text:p text:style-name="P26"><text:tab/>debug true;</text:p>
      <text:p text:style-name="P26"><text:tab/>retryCount 10;</text:p>
      <text:p text:style-name="P26"><text:tab/>databaseRef TBD;</text:p>
      <text:p text:style-name="P27">}</text:p>
      <text:p text:style-name="Caption1">Example 7</text:p>
      <text:p text:style-name="Text_20_body"><text:span text:style-name="T1">The purpose of </text:span><text:span text:style-name="T5">debug</text:span><text:span text:style-name="T1"> is to switch off and on debugging statements within the component. The </text:span><text:span text:style-name="T5">retryCount</text:span><text:span text:style-name="T1"> is the number of times the component should attempt an action before giving up. The </text:span><text:span text:style-name="T5">databaseRef</text:span><text:span text:style-name="T1"> is a reference to a database. Its value is given as </text:span><text:span text:style-name="T6">TBD</text:span> – “<text:span text:style-name="T1">to be defined”; that is, the value needs to be defined, but isn’t defined at this point. These are common examples of values you may wish to change, but which are normally stable over long periods of time.</text:span></text:p>
      <text:p text:style-name="P18">The <text:span text:style-name="T3">MyPrim</text:span> declaration now achieves two ends: it defines a <text:span text:style-name="T3">Prim</text:span> component, including a specification of the class implementing the component, and it supplies configuration values to the component. We can extend the <text:span text:style-name="T3">MyPrimTest </text:span>script in Example 3 to supply the missing TBD database reference.</text:p>
      <text:p text:style-name="P26">#include “org/smartfrog/components.sf”</text:p>
      <text:p text:style-name="P26">#include “org/smartfrog/examples/tutorial/MyPrim.sf”</text:p>
      <text:p text:style-name="P26"/>
      <text:p text:style-name="P26">sfConfig extends Compound {</text:p>
      <text:p text:style-name="P26"><text:tab/>MyPrimTest extends MyPrim {</text:p>
      <text:p text:style-name="P26"><text:tab/><text:tab/>databaseRef “a reference to a DB”;</text:p>
      <text:p text:style-name="P26"><text:tab/>}</text:p>
      <text:p text:style-name="P27">}</text:p>
      <text:p text:style-name="Caption1">Example 8</text:p>
      <text:p text:style-name="P18">Note that any of the values defined in <text:span text:style-name="T3">MyPrim</text:span> can be modified within <text:span text:style-name="T3">MyPrimTest</text:span>, but in this case the only one modified is the undefined value <text:span text:style-name="T3">databaseRef</text:span>.</text:p>
      <text:p text:style-name="P18">The values in a component declaration are accessible within the implementation of a component inheriting from <text:span text:style-name="T3">PrimImpl </text:span>using the <text:span text:style-name="T3">sfResolve</text:span> method call.</text:p>
      <text:p text:style-name="P37">void getConfig(){</text:p>
      <text:p text:style-name="P37"><text:tab/>try {</text:p>
      <text:p text:style-name="P37"><text:tab/><text:tab/>Boolean debug = (Boolean)sfResolve(“debug”);</text:p>
      <text:p text:style-name="P37"><text:tab/><text:tab/>Integer retryCount = (Integer)sfResolve<text:tab/>(“retryCount”);</text:p>
      <text:p text:style-name="P37"><text:tab/><text:tab/>String databaseRef = (String)sfResolve(“databaseRef”);</text:p>
      <text:p text:style-name="P38"><text:tab/><text:tab/>String myComponentName = sfCompleteNameSafe().toString();</text:p>
      <text:p text:style-name="P37"><text:tab/><text:tab/>sfLog().out(“My name is ”+myComponentName); </text:p>
      <text:p text:style-name="P37"><text:tab/>} catch(ClassCastException ccex){</text:p>
      <text:p text:style-name="P37"><text:span text:style-name="T1"><text:tab/><text:tab/>String message = </text:span>"Casting error" + ccex.getMessage();</text:p>
      <text:p text:style-name="P37"><text:span text:style-name="T1"><text:tab/><text:tab/>if (sfLog().isErrorEnabled()) {</text:span>sfLog().error(message, ccex);}</text:p>
      <text:p text:style-name="P37"><text:tab/><text:tab/>...</text:p>
      <text:p text:style-name="P37"><text:tab/>} catch(SmartFrogResolutionException srex){</text:p>
      <text:p text:style-name="P37"><text:tab/><text:tab/>...</text:p>
      <text:p text:style-name="P37"><text:tab/>} catch(RemoteException rex){</text:p>
      <text:p text:style-name="P37"><text:tab/><text:tab/>...</text:p>
      <text:p text:style-name="P37"><text:tab/>}</text:p>
      <text:p text:style-name="P39">}</text:p>
      <text:p text:style-name="P33"/>
      <text:p text:style-name="Caption1">Example 9</text:p>
      <text:p text:style-name="P18">There are many variants of the <text:span text:style-name="T3">sfResolve</text:span> methods; the <text:span text:style-name="T3">PrimImpl</text:span> class inherits from <text:span text:style-name="T3">RemoteReferenceResolverHelperImpl</text:span>, and you will find the many variant forms described in the JavaDoc for this class. The form used above is one of the simplest; it takes a <text:span text:style-name="T3">ReferencePart</text:span> string, and attempts to resolve it in the configuration context of the component. Put more simply, the <text:span text:style-name="T3">MyPrim</text:span> class has access to the contents of the <text:span text:style-name="T3">MyPrimTest</text:span> declaration in Example 8, and <text:span text:style-name="T3">sfResolve(…)</text:span> looks for an attribute string (e.g. “debug”) specified in that declaration.</text:p>
      <text:p text:style-name="P18">These values are resolved at runtime, and so certain kinds of error will only be detected at runtime. There are three kinds of exception you should be aware of.</text:p>
      <text:p text:style-name="P18">Firstly, this version of <text:span text:style-name="T3">sfResolve</text:span> returns an <text:span text:style-name="T3">Object</text:span>, and this should be cast to the correct class of Java object. The SmartFrog parser can deduce the kind of object from the syntax. For example, SmartFrog parses “debug” as a <text:span text:style-name="T3">Boolean</text:span> because it has the value <text:span text:style-name="T3">true</text:span>, and you should cast it to a <text:span text:style-name="T3">Boolean</text:span>. Failure to do this correctly will cause a <text:span text:style-name="T3">ClassCastException</text:span>. A best practice is to log any exception that happens in your code so that it does not get lost, see example 9. Event exceptions that are considered “normal” should never been trapped and forgotten, in those very strange cases you can use the log level IGNORE (sfLog().ignore()).</text:p>
      <text:p text:style-name="P18">Secondly, SmartFrog may not be able to resolve the reference, and produce a <text:span text:style-name="T3">SmartFrogResolutionException</text:span>. </text:p>
      <text:p text:style-name="P18">Lastly, SmartFrog may need to use remote method calls to resolve certain kinds of reference (e.g. LAZY references, or a reference to the context of another component), and in turn this could cause a <text:span text:style-name="T3">RemoteException</text:span>. This could happen if the underlying communication infrastructure is causing problems.</text:p>
      <text:p text:style-name="P18">If a exception has to be wrapped in a SmartFrog exception type and thrown again, the best practice for this case is to use the forward() method available in all SmartFrog exceptions. </text:p>
      <text:p text:style-name="P22">void readConfiguration() throws SmartFrogResolutionException {</text:p>
      <text:p text:style-name="P22"><text:s text:c="2"/>try {</text:p>
      <text:p text:style-name="P22"><text:s text:c="3"/><text:tab/>... sfResolve()...</text:p>
      <text:p text:style-name="P22"><text:s text:c="3"/><text:tab/>...</text:p>
      <text:p text:style-name="P22"><text:s text:c="2"/>} catch (Exception e){</text:p>
      <text:p text:style-name="P22"><text:s text:c="2"/><text:tab/>String message = "Casting error" + e.getMessage();</text:p>
      <text:p text:style-name="P22"><text:s text:c="4"/>if (sfLog().isErrorEnabled()) {sfLog().error(message, e);}</text:p>
      <text:p text:style-name="P22"><text:tab/>throw (SmartFrogResolutionException)<text:tab/><text:tab/><text:tab/><text:tab/><text:tab/>SmartFrogResolutionException.forward(message, e);</text:p>
      <text:p text:style-name="P22"><text:s text:c="2"/>}</text:p>
      <text:p text:style-name="P30">}</text:p>
      <text:p text:style-name="Caption1">Example 9b</text:p>
      <text:h text:style-name="P17" text:outline-level="1"><text:s text:c="4"/>Deployment</text:h>
      <text:p text:style-name="P18">The code and Smartfrog configuration snapshots provided so far provided almost everything you need to create a SmartFrog component, supply it with configuration parameters, deploy it, and then access the configuration parameters from within the running component. These are the basics; if you understand them you can do a great deal with SmartFrog. However, most of the power of SmartFrog comes from deploying multiple components. There is only a small amount of additional complexity involved in understanding how to do this. In fact, we have already done it, albeit with a single component, as shown in Example 10. </text:p>
      <text:p text:style-name="P26">#include “org/smartfrog/components.sf”</text:p>
      <text:p text:style-name="P26">#include “org/smartfrog/examples/tutorial/MyPrim.sf”</text:p>
      <text:p text:style-name="P26"/>
      <text:p text:style-name="P26">sfConfig extends Compound {</text:p>
      <text:p text:style-name="P26"><text:tab/>MyPrimTest extends MyPrim {</text:p>
      <text:p text:style-name="P26"><text:tab/><text:tab/>databaseRef “a reference to a DB”;</text:p>
      <text:p text:style-name="P26"><text:tab/>}</text:p>
      <text:p text:style-name="P26">}</text:p>
      <text:p text:style-name="Caption1">Example 10</text:p>
      <text:p text:style-name="P18">The reserved name <text:span text:style-name="T3">sfConfig</text:span> is defined to extend <text:span text:style-name="T3">Compound</text:span>. A <text:span text:style-name="T3">Compound</text:span> is a component capable of monitoring the state of a collection of children, and the children in turn can be <text:span text:style-name="T3">Compound</text:span> or <text:span text:style-name="T3">Prim</text:span> components. The simplest structure for SmartFrog components is a tree, with <text:span text:style-name="T3">Compound</text:span> components as nodes, and <text:span text:style-name="T3">Prim</text:span> components as leaves. </text:p>
      <text:p text:style-name="P18">A more complex deployment is shown in Example 11.</text:p>
      <text:p text:style-name="P18">This example deploys three components: an enclosing <text:span text:style-name="T3">Compound</text:span>, and two <text:span text:style-name="T3">Prim </text:span>components. One <text:span text:style-name="T3">Prim</text:span> component is a server, the other component a client of the server. Both components are deployed onto specific hosts using the <text:span text:style-name="T3">sfProcessHost</text:span> attribute, an attribute that is interpreted by SmartFrog as a placement directive. The server is placed on host “server.hp.com”, the application on “localhost”.</text:p>
      <text:p text:style-name="P18"><draw:frame draw:style-name="fr5" draw:name="Frame13" text:anchor-type="paragraph" svg:width="5.951cm" draw:z-index="3"><draw:text-box fo:min-height="0.041cm"><table:table table:name="Table24" table:style-name="Table24"><table:table-column table:style-name="Table24.A"/><table:table-row><table:table-cell table:style-name="Table24.A1" office:value-type="string"><text:p text:style-name="P28">Comment:</text:p><text:p text:style-name="P29">There is a variant of <text:span text:style-name="T3">Compound</text:span> called <text:span text:style-name="T3">DetachingCompound</text:span>, with some interesting behaviours.  The reader is encouraged to look at the comments in the <text:span text:style-name="T2">DetachingCompound.sf</text:span> prototype under the SmartFrog source tree.</text:p><text:p text:style-name="P29">In addition, any <text:span text:style-name="T3">Prim</text:span>-derived component can detach itself from its parent by calling <text:span text:style-name="T3">sfDetach().</text:span></text:p></table:table-cell></table:table-row></table:table></draw:text-box></draw:frame>It is normal for a client application to need to know the internet address and port number of a server. The server also needs to know what port number to use. This achieved by defining both values at the top level of the configuration, and using <text:span text:style-name="T2">references</text:span> (see Section 11) in both component definitions that refer to the PARENT environment. It is now impossible to deploy the client and server without the client and server agreeing on location and port.</text:p>
      <text:p text:style-name="Text_20_body"><text:span text:style-name="T1">In this example both client and server share the same lifecycle. If the client terminates, so does the server. This is because both components are children of an enclosing </text:span><text:span text:style-name="T5">Compound</text:span><text:span text:style-name="T1">. A shared lifecycle is not realistic for a live client-server application (and there are simple ways to change this behaviour), but it is extremely convenient for testing – when you kill the locally deployed client, the remotely deployed server is automatically removed. This kind of script enables many cycles of testing without the nuisance of having to tidy-up remote components manually. When the time comes to detach the lifecycle of the server from the client, this is easily achieved.</text:span></text:p>
      <text:p text:style-name="P40"/>
      <text:p text:style-name="P26">// File ClientApp.sf</text:p>
      <text:p text:style-name="P26">#include "org/smartfrog/examples/tutorial/MyPrim.sf"</text:p>
      <text:p text:style-name="P26">ClientApp extends MyPrim {</text:p>
      <text:p text:style-name="P27">}</text:p>
      <text:p text:style-name="Text_20_body"/>
      <text:p text:style-name="P26">// File ServerApp.sf</text:p>
      <text:p text:style-name="P26">#include "org/smartfrog/examples/tutorial/MyPrim.sf"</text:p>
      <text:p text:style-name="P26">ServerApp extends MyPrim {</text:p>
      <text:p text:style-name="P27">}</text:p>
      <text:p text:style-name="Text_20_body"/>
      <text:p text:style-name="P26">// File ClientServerTest.sf</text:p>
      <text:p text:style-name="P26"/>
      <text:p text:style-name="P26">#include "org/smartfrog/components.sf"</text:p>
      <text:p text:style-name="P26">#include "org/smartfrog/examples/tutorial/ClientApp.sf"</text:p>
      <text:p text:style-name="P26">#include "org/smartfrog/examples/tutorial/ServerApp.sf"</text:p>
      <text:p text:style-name="P26"/>
      <text:p text:style-name="P26">sfConfig extends Compound {</text:p>
      <text:p text:style-name="P26"><text:s text:c="4"/>serverHost "server.hp.com";</text:p>
      <text:p text:style-name="P26"><text:s text:c="4"/>serverPort 4242;</text:p>
      <text:p text:style-name="P26"/>
      <text:p text:style-name="P26"><text:s text:c="4"/>MyClient extends ClientApp {</text:p>
      <text:p text:style-name="P26"><text:s text:c="8"/>sfProcessHost "localhost";</text:p>
      <text:p text:style-name="P26"><text:s text:c="8"/>server PARENT:serverHost;</text:p>
      <text:p text:style-name="P26"><text:s text:c="8"/>port <text:s text:c="2"/>PARENT:serverPort;</text:p>
      <text:p text:style-name="P26"><text:s text:c="4"/>}</text:p>
      <text:p text:style-name="P26"/>
      <text:p text:style-name="P26"><text:s text:c="4"/>MyServer extends ServerApp {</text:p>
      <text:p text:style-name="P26"><text:s text:c="8"/>sfProcessHost PARENT:serverHost;</text:p>
      <text:p text:style-name="P26"><text:s text:c="8"/>port <text:s text:c="9"/>PARENT:serverPort;</text:p>
      <text:p text:style-name="P26"><text:s text:c="4"/>}</text:p>
      <text:p text:style-name="P27">}</text:p>
      <text:p text:style-name="Caption1">Example 11. ClientServerTest.sf</text:p>
      <text:p text:style-name="P18">Before going into the esoteric details of lifecycle management, it is useful to look at the default component lifecycle in more detail.</text:p>
      <text:h text:style-name="P17" text:outline-level="1"><text:s text:c="4"/>Lifecycle</text:h>
      <text:h text:style-name="P41" text:outline-level="2"><text:s text:c="4"/>Transitions</text:h>
      <text:p text:style-name="P42"><text:span text:style-name="T1"><text:tab/>Components in a distributed system often have dependencies. If </text:span><text:span text:style-name="T5">component1</text:span><text:span text:style-name="T1"> needs to <text:tab/>communicate with </text:span><text:span text:style-name="T5">component2</text:span><text:span text:style-name="T1">, and the initialisation of </text:span><text:span text:style-name="T5">component2</text:span><text:span text:style-name="T1"> has been delayed, <text:tab/>then </text:span><text:span text:style-name="T5">component1</text:span><text:span text:style-name="T1"> may report an error. </text:span><text:span text:style-name="T5">Component1</text:span><text:span text:style-name="T1"> may then fail in turn, causing a <text:tab/><text:tab/>cascade of failures. If this kind of race condition is intermittent, it can be extremely time-<text:tab/><text:tab/>consuming to diagnose, and remedying the problem may require </text:span><text:span text:style-name="T7">ad-hoc</text:span><text:span text:style-name="T1"> protocols which <text:tab/>are likely to cause further problems (as bolt-on, </text:span><text:span text:style-name="T7">ad hoc</text:span><text:span text:style-name="T1"> protocols so often do ….)</text:span></text:p>
      <text:p text:style-name="P18"/>
      <text:p text:style-name="P43"><draw:frame draw:style-name="fr6" draw:name="Graphic1" text:anchor-type="paragraph" svg:x="2.171cm" svg:y="0.122cm" svg:width="10.829cm" svg:height="6.951cm" draw:z-index="6"><draw:image xlink:href="Pictures/200000B8000033F000002351B628A8CE.svm" xlink:type="simple" xlink:show="embed" xlink:actuate="onLoad"/></draw:frame></text:p>
      <text:p text:style-name="P43"><text:bookmark text:name="_Ref101761152"/>Figure 1: Component Lifecycle</text:p>
      <text:p text:style-name="P21"><text:tab/></text:p>
      <text:p text:style-name="P21"><text:tab/>SmartFrog provides internal protocols for ensuring that a collection of components move <text:tab/>through their lifecycles in a synchronised and consistent way. The normal states and <text:tab/><text:tab/>transitions for a SmartFrog component are (see Figure 1: Component Lifecycle):</text:p>
      <text:list text:style-name="L2">
        <text:list-item text:start-value="1">
          <text:list>
            <text:list-item text:start-value="1">
              <text:p text:style-name="P19"><text:span text:style-name="T5">Constructed:</text:span> <text:span text:style-name="T1">the default constructor has been called. This state terminates when the </text:span><text:span text:style-name="T5">sfDeployWith(ComponentDescription)</text:span><text:span text:style-name="T1"> method is called.</text:span></text:p>
            </text:list-item>
            <text:list-item>
              <text:p text:style-name="P19"><text:span text:style-name="T5">Instantiated</text:span><text:span text:style-name="T1">: the component has been created, but application-specific initialisation has not taken place. This state terminates when </text:span><text:span text:style-name="T5">sfDeploy()</text:span><text:span text:style-name="T1"> has been called. Any component derived from </text:span><text:span text:style-name="T5">PrimImpl</text:span><text:span text:style-name="T1"> is expected to override </text:span><text:span text:style-name="T5">sfDeploy()</text:span><text:span text:style-name="T1"> to provide application specific initialisation.</text:span></text:p>
            </text:list-item>
            <text:list-item>
              <text:p text:style-name="P19"><text:span text:style-name="T5">Initialised:</text:span> <text:span text:style-name="T1">the component is initialised, but not yet started. This state terminates when </text:span><text:span text:style-name="T5">sfStart()</text:span><text:span text:style-name="T1"> has been called. Any component derived from </text:span><text:span text:style-name="T5">PrimImpl</text:span><text:span text:style-name="T1"> is expected to override </text:span><text:span text:style-name="T5">sfStart()</text:span><text:span text:style-name="T1"> to provide application specific processing. </text:span></text:p>
            </text:list-item>
            <text:list-item>
              <text:p text:style-name="P19"><text:span text:style-name="T5">Running</text:span><text:span text:style-name="T1">: </text:span><text:span text:style-name="T5">sfStart()</text:span><text:span text:style-name="T1"> has been called, and the application code is now running.</text:span></text:p>
            </text:list-item>
            <text:list-item>
              <text:p text:style-name="P44"><text:span text:style-name="T3">Terminated</text:span>: there are many ways in which a component can enter the <text:span text:style-name="T3">Terminated</text:span> state. It can be triggered by an up-call from a child component, a down-call from a parent component, or an internal call to <text:span text:style-name="T3">sfTerminate(…)</text:span>. This is discussed in more detail in the following section.</text:p>
            </text:list-item>
          </text:list>
        </text:list-item>
      </text:list>
      <text:p text:style-name="P18"><text:tab/>The simplest way to create a collection of components with a linked lifecycle is to make <text:tab/><text:tab/>them children of a <text:span text:style-name="T3">Compound</text:span> component. The semantics of <text:span text:style-name="T3">Compound</text:span> are that all <text:tab/><text:tab/>children will be instantiated before any are initialised. All children will be initialised before <text:tab/>any are running. If any child terminates, all will be terminated.</text:p>
      <text:p text:style-name="P18"><text:tab/>An example of this can be seen in Example 12, in which four components are created. <text:tab/><text:tab/>The first is a parent <text:span text:style-name="T3">Compound</text:span> named <text:span text:style-name="T3">sfConfig</text:span>, and the other three are <text:span text:style-name="T3">Prim</text:span> children <text:tab/>named <text:span text:style-name="T3">MyPrimTest1</text:span>, <text:span text:style-name="T3">MyPrimTest2</text:span>, and <text:span text:style-name="T3">MyPrimTest3</text:span>. </text:p>
      <text:p text:style-name="P26">#include “org/smartfrog/components.sf”</text:p>
      <text:p text:style-name="P26">#include “org/smartfrog/examples/tutorial/MyPrim.sf”</text:p>
      <text:p text:style-name="P26"/>
      <text:p text:style-name="P26">sfConfig extends Compound {</text:p>
      <text:p text:style-name="P26"><text:tab/>MyPrimTest1 extends MyPrim {</text:p>
      <text:p text:style-name="P26"><text:tab/><text:tab/>databaseRef “a reference to a DB”;</text:p>
      <text:p text:style-name="P26"><text:tab/>}</text:p>
      <text:p text:style-name="P26"><text:tab/>MyPrimTest2 extends MyPrim {</text:p>
      <text:p text:style-name="P26"><text:tab/><text:tab/>databaseRef “a reference to a DB”;</text:p>
      <text:p text:style-name="P26"><text:tab/>}</text:p>
      <text:p text:style-name="P26"><text:tab/>MyPrimTest3 extends MyPrim {</text:p>
      <text:p text:style-name="P26"><text:tab/><text:tab/>databaseRef “a reference to a DB”;</text:p>
      <text:p text:style-name="P26"><text:tab/>}</text:p>
      <text:p text:style-name="P27">}</text:p>
      <text:p text:style-name="Caption1"><text:bookmark text:name="_Ref101150685"/>Example 12</text:p>
      <text:p text:style-name="P18"><text:tab/>What SmartFrog guarantees is that if any of these components have entered <text:span text:style-name="T3">sfStart()</text:span>, <text:tab/><text:tab/>then <text:span text:style-name="T2">all </text:span>of the components will have completed and exited <text:span text:style-name="T3">sfDeploy()</text:span>.</text:p>
      <text:p text:style-name="P18"><text:tab/>It sometimes happens that <text:span text:style-name="T3">sfDeploy()</text:span> fails in one of the components because an external <text:tab/>resource is not available. If there is insufficient internal logging in your application code <text:tab/><text:tab/>then the cause may not be obvious. The obvious external symptom is that no SmartFrog <text:tab/>component has started. It looks as if everything has failed. Indeed, it is probable that if the <text:tab/>failure has resulted in an <text:span text:style-name="T3">Exception</text:span>, every component will have terminated.</text:p>
      <text:p text:style-name="P18"><text:tab/>It is easy to blame SmartFrog when this happens. From superficial appearances, it looks <text:tab/>as if SmartFrog has failed to deploy the application. The answer is to ensure that there is <text:tab/>sufficient diagnostic output in each component so that any exceptional condition during <text:tab/><text:tab/><text:span text:style-name="T3">sfDeploy()</text:span> is clearly reported. </text:p>
      <text:p text:style-name="P18"><text:tab/>It is also important to remember that if any component terminates, all will terminate, and <text:tab/>the internal call to <text:span text:style-name="T3">sfTerminateWith(…)</text:span> will occur concurrently with normal operation. For <text:tab/>example, this might mean closing a database connection in the middle of a database <text:tab/><text:tab/>operation, which will cause more exceptions. One can lose a considerable amount of time <text:tab/>chasing down a problem inside the database code, when the real problem is that some <text:tab/><text:tab/>other SmartFrog component failed, and triggered the termination of the component <text:tab/><text:tab/>carrying out the database action.</text:p>
      <text:p text:style-name="P21"><text:tab/>The answer to this is to study the diagnostic output carefully, and not leap to incorrect <text:tab/><text:tab/>conclusions based on a small fragment of diagnostics from one component. The default <text:tab/>behaviour is that if any component in a <text:span text:style-name="T3">Compound</text:span> terminates, all components will <text:tab/><text:tab/>terminate, and you must be aware that termination will be a thread running concurrently <text:tab/><text:tab/>with your main processing thread. Your main processing thread should be written in such <text:tab/>a way that the thread resulting from a call to <text:span text:style-name="T3">sfTerminateWith </text:span>can tell it to shutdown <text:tab/><text:tab/>cleanly – input/output needs to terminate cleanly, and any <text:span text:style-name="T3">Exceptions</text:span> should be handled <text:tab/>cleanly.</text:p>
      <text:h text:style-name="P41" text:outline-level="2"><text:s text:c="4"/>Termination Sequence</text:h>
      <text:p text:style-name="Text_20_body"><text:span text:style-name="T1"><text:tab/>The termination sequence is described with reference to a tree of </text:span><text:span text:style-name="T5">Compound</text:span><text:span text:style-name="T1"> and </text:span><text:span text:style-name="T5">Prim</text:span><text:span text:style-name="T1"> <text:tab/>components, the </text:span><text:span text:style-name="T5">Compound</text:span><text:span text:style-name="T1"> components being nodes in the tree, and the </text:span><text:span text:style-name="T5">Prim</text:span><text:span text:style-name="T1"> <text:tab/><text:tab/>components being leaves. This is shown in Figure 2 below.</text:span></text:p>
      <text:p text:style-name="P18"/>
      <text:p text:style-name="Caption1"><draw:frame draw:style-name="fr7" draw:name="Graphic2" text:anchor-type="paragraph" svg:width="9.902cm" svg:height="8.939cm" draw:z-index="7"><draw:image xlink:href="Pictures/200001C7000033FC00002E29CFDB6E01.svm" xlink:type="simple" xlink:show="embed" xlink:actuate="onLoad"/></draw:frame></text:p>
      <text:p text:style-name="Caption1">Figure 2: Termination Sequence</text:p>
      <text:p text:style-name="P18"><text:tab/>The bottom-left <text:span text:style-name="T3">Prim</text:span> component terminates, and this is marked by a “bang!” symbol. <text:tab/><text:tab/>There are varies reasons why it might be terminated, but for the purposes of presentation <text:tab/>we can assume that its <text:span text:style-name="T3">sfTerminate</text:span> method has been called. This component could <text:tab/><text:tab/>have encountered an error and called <text:span text:style-name="T3">sfTerminate</text:span> internally, or it could have been called <text:tab/>externally.</text:p>
      <text:p text:style-name="P18"><text:tab/>The terminating <text:span text:style-name="T3">Prim</text:span> calls its parent with <text:span text:style-name="T3">sfTerminatedWith(…)</text:span>, passing a <text:tab/><text:tab/><text:tab/><text:span text:style-name="T3">TerminationRecord</text:span> containing details of the termination. This process is repeated up the <text:tab/>tree, with each child calling <text:span text:style-name="T3">sfTerminatedWith(…) </text:span>until the root of the tree is reached. <text:tab/><text:tab/>Each parent then communicates down the tree to its children using <text:tab/><text:tab/><text:tab/><text:tab/><text:span text:style-name="T3">sfTerminateQuietlyWith(…)</text:span>. In this way a failure in any part of the tree is communicated <text:tab/>so that all components are terminated.</text:p>
      <text:p text:style-name="P18"><text:tab/>Each component, whether <text:span text:style-name="T3">Prim</text:span> or <text:span text:style-name="T3">Compound</text:span>, then executes <text:span text:style-name="T3">sfTerminateWith(…)</text:span>. It is <text:tab/>normal to override this method with application-specific termination code – see the <text:tab/><text:tab/>discussion in the previous section..</text:p>
      <text:h text:style-name="P41" text:outline-level="2"><text:s text:c="4"/>TerminationRecord</text:h>
      <text:p text:style-name="P18"><text:tab/>A call to <text:span text:style-name="T3">sfTerminate()</text:span> requires the construction of a <text:span text:style-name="T3">TerminationRecord</text:span>. It may not be <text:tab/>obvious how to do this, as one of the parameters is a <text:span text:style-name="T3">Reference</text:span> to the failed component.</text:p>
      <text:p text:style-name="P18"><text:tab/>If a component is calling <text:span text:style-name="T3">sfTerminate()</text:span> on itself, then it is valid to leave this parameter as <text:tab/><text:span text:style-name="T3">null</text:span>, as the <text:span text:style-name="T3">Prim</text:span> parent class will fill in the <text:span text:style-name="T3">Reference</text:span> if it is possible.</text:p>
      <text:p text:style-name="P26">TerminationRecord tr = TerminationRecord.abnormal(“some kind of failure message”, null);</text:p>
      <text:p text:style-name="P27">This.sfTerminate(tr);</text:p>
      <text:p text:style-name="Caption1">Example 13</text:p>
      <text:p text:style-name="P18"><text:tab/>If you need to fail a component because of a problem in another component, then the <text:tab/><text:tab/>code in Example 14 might be more appropriate:</text:p>
      <text:p text:style-name="P33"/>
      <text:p text:style-name="P26">Reference failedName = null;</text:p>
      <text:p text:style-name="P26">Prim failed = ... ; // a failed Prim component</text:p>
      <text:p text:style-name="P26"><text:s text:c="8"/></text:p>
      <text:p text:style-name="P26">try {</text:p>
      <text:p text:style-name="P26"><text:tab/>failedName = ((Prim) failed).sfCompleteName();</text:p>
      <text:p text:style-name="P26">} catch (Exception ex) {</text:p>
      <text:p text:style-name="P26"><text:tab/>// ignore, leave null</text:p>
      <text:p text:style-name="P26">}</text:p>
      <text:p text:style-name="P26"/>
      <text:p text:style-name="P26">TerminationRecord tr = TerminationRecord.abnormal(“some kind of failure message”, failedName);</text:p>
      <text:p text:style-name="P27">This.sfTerminate(tr);</text:p>
      <text:p text:style-name="Caption1">Example 14</text:p>
      <text:h text:style-name="P41" text:outline-level="2"><text:s text:c="4"/>Failure</text:h>
      <text:p text:style-name="P18"><text:tab/>A SmartFrog application can fail spontaneously because individual components lose <text:tab/><text:tab/>contact with each other. This could happen because of a communication failure in the <text:tab/><text:tab/>underlying network, or a host failure that takes out a component. There is a default <text:tab/><text:tab/>liveness mechanism based on ping messages between parents and children that will <text:tab/><text:tab/>detect failures and trigger the default termination process described in the previous <text:tab/><text:tab/>section.</text:p>
      <text:p text:style-name="P18"><text:tab/>A SmartFrog <text:span text:style-name="T3">Compound</text:span> component tests the liveness of its children using the <text:span text:style-name="T3">sfPing()</text:span> <text:tab/>method. <text:span text:style-name="T3">sfPing()</text:span> is also called internally by each <text:span text:style-name="T3">Prim</text:span> component. An external call from <text:tab/>a parent resets a count; a timer-driven internal call decrements the same count. When the <text:tab/>count reaches zero, <text:span text:style-name="T3">sfLivenessFailure()</text:span> is called. </text:p>
      <text:p text:style-name="P18"><text:tab/>The default behaviour of <text:span text:style-name="T3">sfLivenessFailure()</text:span> in <text:span text:style-name="T3">PrimImpl</text:span> is to call <text:span text:style-name="T3">sfTerminate</text:span> and so <text:tab/>initiate the termination sequence described in the previous section. In this way a host or <text:tab/><text:tab/>communication failure will result in all application components terminating cleanly even <text:tab/><text:tab/>when a component is isolated from other components. </text:p>
      <text:p text:style-name="P18"><text:tab/>There are two configurable attributes that can be used to influence this behaviour:</text:p>
      <text:list text:style-name="L2">
        <text:list-item text:start-value="1">
          <text:list>
            <text:list-item text:start-value="1">
              <text:p text:style-name="P19"><text:span text:style-name="T5">sfLivenessDelay</text:span><text:span text:style-name="T1">: defines how often to call </text:span><text:span text:style-name="T5">sfPing()</text:span><text:span text:style-name="T1"> (in seconds). Note that this controls the rate of </text:span><text:span text:style-name="T5">sfPing</text:span><text:span text:style-name="T1">s to external components </text:span><text:span text:style-name="T7">and</text:span><text:span text:style-name="T1"> the rate at which the component counts down </text:span><text:span text:style-name="T5">sfLivenessFactor</text:span><text:span text:style-name="T1"> to zero and then declares liveness failure.</text:span></text:p>
            </text:list-item>
            <text:list-item>
              <text:p text:style-name="P44"><text:span text:style-name="T3">sfLivenessFactor</text:span>: how many multiples of <text:span text:style-name="T3">sfLivenessDelay</text:span> to wait before declaring a failure.</text:p>
            </text:list-item>
          </text:list>
        </text:list-item>
      </text:list>
      <text:p text:style-name="P18"><text:tab/>The failure-detection and termination mechanisms in SmartFrog can be overridden to <text:tab/><text:tab/>create a measure of fault tolerance. A fault-tolerant application may spawn new <text:tab/><text:tab/><text:tab/>components when a failure is detected. The basic functionality for doing this can be found <text:tab/>in <text:span text:style-name="T3">CompoundImpl</text:span>. There are four basic steps:</text:p>
      <text:list text:style-name="L2">
        <text:list-item text:start-value="1">
          <text:list>
            <text:list-item text:start-value="1">
              <text:p text:style-name="P44">Detect that a component has failed</text:p>
            </text:list-item>
            <text:list-item>
              <text:p text:style-name="P44">Identify the failed component</text:p>
            </text:list-item>
            <text:list-item>
              <text:p text:style-name="P44">Identify a suitable host</text:p>
            </text:list-item>
            <text:list-item>
              <text:p text:style-name="P44">Deploy a new instance of the failed component on the new host.</text:p>
            </text:list-item>
          </text:list>
        </text:list-item>
      </text:list>
      <text:p text:style-name="Text_20_body"><text:span text:style-name="T5"><text:tab/>CompoundImpl</text:span> <text:span text:style-name="T1">inherits from </text:span><text:span text:style-name="T5">Prim</text:span><text:span text:style-name="T1">, so it possesses all the behaviour of a </text:span><text:span text:style-name="T5">Prim</text:span><text:span text:style-name="T1"> <text:tab/><text:tab/>component. In addition, it implements the </text:span><text:span text:style-name="T5">ChildMinder</text:span><text:span text:style-name="T1"> interface. These methods can be <text:tab/>used to add and remove children explicitly. </text:span><text:span text:style-name="T5">CompoundImpl</text:span><text:span text:style-name="T1"> also implements the interface <text:tab/></text:span><text:span text:style-name="T5">Compound</text:span><text:span text:style-name="T1">, which has methods for deploying new components using a parsed <text:tab/><text:tab/><text:tab/></text:span><text:span text:style-name="T5">ComponentDescription</text:span><text:span text:style-name="T1"> – this can be extracted from the </text:span><text:span text:style-name="T5">Context</text:span><text:span text:style-name="T1"> of the <text:tab/><text:tab/><text:tab/></text:span><text:span text:style-name="T5">CompoundImpl</text:span><text:span text:style-name="T1"> itself using the usual </text:span><text:span text:style-name="T5">sfResolve</text:span><text:span text:style-name="T1"> methods already used in section 6. </text:span></text:p>
      <text:p text:style-name="P18"><text:tab/>The main task is to reimplement the <text:span text:style-name="T3">sfLivenessFailure()</text:span> method. Instead of a child <text:tab/><text:tab/>failure terminating the parent <text:span text:style-name="T3">Compound</text:span>, one can trap the failure, remove the child, <text:tab/><text:tab/>deploy a new component as a replacement, and add the new component as a child.</text:p>
      <text:h text:style-name="P17" text:outline-level="1"><text:s text:c="4"/>Configuration Revisited</text:h>
      <text:p text:style-name="Text_20_body"><text:span text:style-name="T1">One of the main purposes of a SmartFrog description is to describe a set of components to be deployed. The default component for managing a collection of components is the </text:span><text:span text:style-name="T5">Compound</text:span><text:span text:style-name="T1">. A </text:span><text:span text:style-name="T5">Compound</text:span><text:span text:style-name="T1"> can contain a </text:span><text:span text:style-name="T5">Compound</text:span><text:span text:style-name="T1"> as well as a </text:span><text:span text:style-name="T5">Prim</text:span><text:span text:style-name="T1">, which leads to an arbitrarily deeply nested description which has the structure of a tree. This is shown in Example 15.</text:span></text:p>
      <text:p text:style-name="P40"/>
      <text:p text:style-name="P26">sfConfig extends Compound {</text:p>
      <text:p text:style-name="P26"/>
      <text:p text:style-name="P26"><text:tab/>desc1 extends Prim{</text:p>
      <text:p text:style-name="P26"><text:tab/>}</text:p>
      <text:p text:style-name="P26"/>
      <text:p text:style-name="P26"><text:tab/>desc2 extends Compound {</text:p>
      <text:p text:style-name="P26"/>
      <text:p text:style-name="P26"><text:tab/><text:tab/>desc3 extends Prim {</text:p>
      <text:p text:style-name="P26"><text:tab/><text:tab/>}</text:p>
      <text:p text:style-name="P26"/>
      <text:p text:style-name="P26"><text:tab/><text:tab/>desc4 extends Prim {</text:p>
      <text:p text:style-name="P26"><text:tab/><text:tab/>}</text:p>
      <text:p text:style-name="P26"/>
      <text:p text:style-name="P26"><text:tab/>}</text:p>
      <text:p text:style-name="P26"/>
      <text:p text:style-name="P27">}</text:p>
      <text:p text:style-name="Caption1">Example 15</text:p>
      <text:p text:style-name="P18">When this description is parsed, it is parsed into objects implementing the <text:span text:style-name="T3">ComponentDescription</text:span> interface; in practice these are <text:span text:style-name="T3">ComponentDescriptionImpl</text:span> objects. This has the structure of a tree. Although you may never need to be aware of this, I found that understanding it greatly helped me in visualising what SmartFrog was doing under the hood.</text:p>
      <text:h text:style-name="P41" text:outline-level="2"><text:s text:c="4"/>Component Descriptions</text:h>
      <text:p text:style-name="Text_20_body"><text:span text:style-name="T1"><text:tab/>A </text:span><text:span text:style-name="T5">ComponentDescriptionImpl </text:span><text:span text:style-name="T1">object is the internal, parsed version of a textual <text:tab/><text:tab/>component description such as </text:span><text:span text:style-name="T5">desc3</text:span><text:span text:style-name="T1"> above. It contains the set of attribute/value pairs <text:tab/><text:tab/>described by the component, and linkage to parent and children <text:tab/><text:tab/><text:tab/><text:tab/></text:span><text:span text:style-name="T5">ComponentDescriptionImpl </text:span><text:span text:style-name="T1">objects</text:span><text:span text:style-name="T5">. </text:span></text:p>
      <text:p text:style-name="P35"/>
      <text:p text:style-name="Text_20_body"><draw:frame draw:style-name="fr7" draw:name="Graphic3" text:anchor-type="paragraph" svg:width="7.89cm" svg:height="7.391cm" draw:z-index="8"><draw:image xlink:href="Pictures/2000013800001F7D00001E25D4207FB6.svm" xlink:type="simple" xlink:show="embed" xlink:actuate="onLoad"/></draw:frame></text:p>
      <text:p text:style-name="Caption1"><text:bookmark text:name="_Ref101152112"/>Figure 3: A ComponentDescription Hierarchy</text:p>
      <text:p text:style-name="Text_20_body"><text:span text:style-name="T1"><text:tab/>When the description in Example 15 is parsed, it is turned into a tree of <text:tab/><text:tab/><text:tab/><text:tab/></text:span><text:span text:style-name="T5">ComponentDescriptionImpl</text:span><text:span text:style-name="T1"> objects as shown in Figure 3. A <text:tab/><text:tab/><text:tab/><text:tab/><text:tab/></text:span><text:span text:style-name="T5">ComponentDescriptionImpl</text:span><text:span text:style-name="T1"> is something that can be deployed as a SmartFrog <text:tab/><text:tab/>component by the SmartFrog deployer, if it meets certain well-formedness criteria (e.g the <text:tab/></text:span><text:span text:style-name="T5">sfClass</text:span><text:span text:style-name="T1"> attribute is defined).</text:span></text:p>
      <text:p text:style-name="P18"><text:tab/>The attribute/value pairs in each <text:span text:style-name="T3">ComponentDescriptionImpl </text:span>object are actually stored <text:tab/>in an associated <text:span text:style-name="T3">ContextImpl </text:span>object, which can be thought of as a <text:span text:style-name="T3">java.util.Hashtable</text:span> <text:tab/><text:tab/>with ordering properties – in fact, it is derived from <text:span text:style-name="T3">java.util.Hashtable</text:span>. The <text:tab/><text:tab/><text:tab/><text:span text:style-name="T3">ComponentDescriptionImpl </text:span>child objects underneath a given <text:tab/><text:tab/><text:tab/><text:tab/><text:tab/><text:span text:style-name="T3">ComponentDescriptionImpl </text:span>object are values in its associated <text:span text:style-name="T3">ContextImpl</text:span>. For <text:tab/><text:tab/>example, the object corresponding to <text:span text:style-name="T3">desc2</text:span> in Example 15 above will contain “desc3” as <text:tab/>a key in its <text:span text:style-name="T3">ContextImpl</text:span>, and the value will be a <text:span text:style-name="T3">ComponentDescriptionImpl </text:span>object <text:tab/><text:tab/>containing the attributes defined in <text:span text:style-name="T3">desc3</text:span> (there aren’t any).</text:p>
      <text:p text:style-name="P18"><text:tab/>When a <text:span text:style-name="T3">ComponentDescriptionImpl </text:span>is deployed, an object derived from <text:span text:style-name="T3">PrimImpl</text:span> is <text:tab/><text:tab/>created, and the <text:span text:style-name="T3">ContextImpl</text:span> that describes the attribute/value pairs is copied and <text:tab/><text:tab/>attached to the <text:span text:style-name="T3">PrimImpl. </text:span>In other words, the tree of component descriptions is <text:tab/><text:tab/><text:tab/>transformed into a tree of deployed components. However, any component descriptions <text:tab/>tagged as LAZY are not transformed into <text:span text:style-name="T3">Prim</text:span> components, and remain in the Context as <text:tab/><text:span text:style-name="T3">ComponentDescriptionImpl </text:span>objects.</text:p>
      <text:p text:style-name="P18"><text:bookmark text:name="_Toc127951920"/><text:tab/>This may seem somewhat arcane. For most purposes it is not necessary to understand <text:tab/><text:tab/><text:span text:style-name="T3">ComponentDescriptionImpl </text:span>objects in any depth. The primary reason for introducing <text:tab/><text:tab/>them is that they are the parsed, internal descriptions of components that may be <text:tab/><text:tab/>deployed, and an application that deploys new components dynamically in response to <text:tab/><text:tab/>changing conditions will almost certainly make use of these descriptions.</text:p>
      <text:h text:style-name="P17" text:outline-level="1"><text:s text:c="4"/>Dynamic Deployment</text:h>
      <text:p text:style-name="P18">The following example demonstrates how to deploy a component at runtime from within another component. The SmartFrog configuration for this is shown in Example 16 below.</text:p>
      <text:p text:style-name="P26">// File ParentChildExample.sf</text:p>
      <text:p text:style-name="P26">#include "org/smartfrog/components.sf"</text:p>
      <text:p text:style-name="P26"/>
      <text:p text:style-name="P26">Parent extends Compound {</text:p>
      <text:p text:style-name="P26"><text:s text:c="3"/>// a parent component capable of spawning a child</text:p>
      <text:p text:style-name="P26"><text:s text:c="3"/>sfClass "org.smartfrog.examples.tutorial.recipes.Parent";</text:p>
      <text:p text:style-name="P26"><text:s text:c="3"/>myChild TBD;</text:p>
      <text:p text:style-name="P26">}</text:p>
      <text:p text:style-name="P26"/>
      <text:p text:style-name="P26">Child extends Prim {</text:p>
      <text:p text:style-name="P26"><text:s text:c="3"/>// a potential child component</text:p>
      <text:p text:style-name="P26"><text:s text:c="3"/>sfClass "org.smartfrog.examples.tutorial.recipes.Child";</text:p>
      <text:p text:style-name="P26">}</text:p>
      <text:p text:style-name="P26"/>
      <text:p text:style-name="P26">sfConfig extends Compound {</text:p>
      <text:p text:style-name="P26"><text:s text:c="3"/>myParent extends Parent {</text:p>
      <text:p text:style-name="P26"><text:s text:c="6"/>myChild extends LAZY Child; // resolve the child reference here</text:p>
      <text:p text:style-name="P26"><text:s text:c="3"/>}</text:p>
      <text:p text:style-name="P27">}</text:p>
      <text:p text:style-name="Caption1"><text:bookmark text:name="_Ref101153513"/>Example 16. ParentChildExample.sf</text:p>
      <text:p text:style-name="P18">Two components are defined as part of the Java package “recipes”. The first component is <text:span text:style-name="T3">Parent</text:span>, and <text:span text:style-name="T3">Parent</text:span> is a <text:span text:style-name="T3">Compound</text:span> that contains a TBD reference to a child component, and an <text:span text:style-name="T3">sfClass</text:span> attribute that defines the Java class. The <text:span text:style-name="T3">Child</text:span> component is a <text:span text:style-name="T3">Prim</text:span> component that contains only the <text:span text:style-name="T3">sfClass</text:span> attribute.</text:p>
      <text:p text:style-name="P18">The deployed configuration, defined within <text:span text:style-name="T3">sfConfig</text:span>, consists only of the <text:span text:style-name="T3">Parent </text:span>component. The TBD <text:span text:style-name="T3">myChild</text:span> attribute is now defined as the previously declared <text:span text:style-name="T3">Child</text:span> component, but this is not deployed because the reference to it is defined as LAZY. This means that it is parsed, and the prototype reference is resolved, but it is not deployed.</text:p>
      <text:p text:style-name="P22">// Parent.java</text:p>
      <text:p text:style-name="P22">package org.smartfrog.examples.tutorial.recipes;</text:p>
      <text:p text:style-name="P22"/>
      <text:p text:style-name="P22">import java.rmi.*;</text:p>
      <text:p text:style-name="P22">import org.smartfrog.sfcore.common.*;</text:p>
      <text:p text:style-name="P22">import org.smartfrog.sfcore.prim.*;</text:p>
      <text:p text:style-name="P22">import org.smartfrog.sfcore.compound.*;</text:p>
      <text:p text:style-name="P22">import org.smartfrog.sfcore.componentdescription.*;</text:p>
      <text:p text:style-name="P22"/>
      <text:p text:style-name="P22">public class Parent extends CompoundImpl implements Compound {</text:p>
      <text:p text:style-name="P22"/>
      <text:p text:style-name="P22"><text:s text:c="2"/>ComponentDescriptionImpl child = null;</text:p>
      <text:p text:style-name="P22"/>
      <text:p text:style-name="P22"><text:s text:c="2"/>public Parent() throws RemoteException {</text:p>
      <text:p text:style-name="P22"><text:s text:c="2"/>}</text:p>
      <text:p text:style-name="P22"/>
      <text:p text:style-name="P22"><text:s text:c="2"/>public void sfDeploy() throws RemoteException,SmartFrogException{</text:p>
      <text:p text:style-name="P22"><text:s text:c="8"/>super.sfDeploy();</text:p>
      <text:p text:style-name="P22"><text:s text:c="8"/>try {</text:p>
      <text:p text:style-name="P22"><text:s text:c="12"/>sfLog().out("SmartFrog "+sfCompleteName()+" deploying"); <text:s text:c="11"/></text:p>
      <text:p text:style-name="P22"><text:s text:c="12"/>child = (ComponentDescriptionImpl)sfResolve("myChild");</text:p>
      <text:p text:style-name="P22"><text:s text:c="12"/>sfLog().out("Child configuration reference found");</text:p>
      <text:p text:style-name="P22"><text:s text:c="12"/>sfLog().out("SmartFrog parent process deployed");</text:p>
      <text:p text:style-name="P22"><text:s text:c="8"/>} catch (Throwable t) {</text:p>
      <text:p text:style-name="P22"><text:s text:c="12"/>t.printStackTrace();</text:p>
      <text:p text:style-name="P22"><text:s text:c="12"/>throw SmartFrogException.forward(t);</text:p>
      <text:p text:style-name="P22"><text:s text:c="8"/>}</text:p>
      <text:p text:style-name="P22"><text:s text:c="2"/>}</text:p>
      <text:p text:style-name="P22"/>
      <text:p text:style-name="P22"><text:s text:c="2"/>public void sfStart() throws RemoteException,SmartFrogException{</text:p>
      <text:p text:style-name="P22"><text:s text:c="8"/>try {</text:p>
      <text:p text:style-name="P22"><text:s text:c="12"/>super.sfStart();</text:p>
      <text:p text:style-name="P22"><text:s text:c="12"/>sfLog().out("SmartFrog parent process starting");</text:p>
      <text:p text:style-name="P22"><text:s text:c="12"/>sfCreateNewChild("Child", child, null);</text:p>
      <text:p text:style-name="P22"><text:s text:c="12"/>sfLog().out("SmartFrog parent process started"); <text:s text:c="11"/></text:p>
      <text:p text:style-name="P22"><text:s text:c="8"/>} catch (Throwable t) {</text:p>
      <text:p text:style-name="P22"><text:s text:c="12"/>t.printStackTrace();</text:p>
      <text:p text:style-name="P22"><text:s text:c="12"/>throw SmartFrogException.forward(t);</text:p>
      <text:p text:style-name="P22"><text:s text:c="8"/>}</text:p>
      <text:p text:style-name="P22"><text:s text:c="2"/>}</text:p>
      <text:p text:style-name="P22"/>
      <text:p text:style-name="P22"><text:s text:c="2"/>public void sfTerminateWith(TerminationRecord tr) {</text:p>
      <text:p text:style-name="P22"><text:s text:c="8"/>try {</text:p>
      <text:p text:style-name="P22"><text:s text:c="12"/>// close down everything</text:p>
      <text:p text:style-name="P22"><text:s text:c="12"/>sfLog().out("SmartFrog parent process terminating");</text:p>
      <text:p text:style-name="P22"><text:s text:c="8"/>} catch (Exception e) {}</text:p>
      <text:p text:style-name="P22"><text:s text:c="8"/>super.sfTerminateWith(tr);</text:p>
      <text:p text:style-name="P22"><text:s text:c="2"/>}</text:p>
      <text:p text:style-name="P30">}</text:p>
      <text:p text:style-name="Caption1"><text:bookmark text:name="_Ref101153658"/>Example 17. Parent.java</text:p>
      <text:p text:style-name="P18">When this configuration is deployed, only the <text:span text:style-name="T3">Parent</text:span> component is started. However, <text:span text:style-name="T3">Parent</text:span> can access the description of <text:span text:style-name="T3">Child</text:span> from within its local context. The Java class for <text:span text:style-name="T3">Parent</text:span> is given in Example 17.</text:p>
      <text:p text:style-name="P18">The key steps are that <text:span text:style-name="T3">Parent</text:span> finds the description of the <text:span text:style-name="T3">Child</text:span> component by searching for the value of “myChild”, and then deploys it. The first step is in the <text:span text:style-name="T3">sfDeploy</text:span> method:</text:p>
      <text:p text:style-name="P27">child = (ComponentDescriptionImpl)sfResolve("myChild");</text:p>
      <text:p text:style-name="Caption1">Example 18</text:p>
      <text:p text:style-name="Caption1"/>
      <text:p text:style-name="P18">This call finds the parsed description of the <text:span text:style-name="T3">Child</text:span> and returns it as a <text:span text:style-name="T3">ComponentDescription</text:span> object as defined in the previous section. The second step is in the <text:span text:style-name="T3">sfStart </text:span>method:</text:p>
      <text:p text:style-name="P27">sfCreateNewChild("Child", child, null);</text:p>
      <text:p text:style-name="P43">Example 19</text:p>
      <text:p text:style-name="P18">This deploys the <text:span text:style-name="T3">ComponentDescription</text:span> as a new child of the calling component. The first argument is the name of the new component. The second is the <text:span text:style-name="T3">ComponentDescription</text:span>. The last is a <text:span text:style-name="T3">Context</text:span> containing additional attribute/value pairs to add to those already defined for the child component. This makes it possible to carry out late binding to values not available at parse time, including values created within the parent object. In this particular case the <text:span text:style-name="T3">Context</text:span> is null. The code for the <text:span text:style-name="T3">Child</text:span> component is almost identical to the <text:span text:style-name="T3">Parent</text:span> object – it is a minimal SmartFrog component and can be found in Example 20.</text:p>
      <text:p text:style-name="P22">// Child.java</text:p>
      <text:p text:style-name="P22"/>
      <text:p text:style-name="P22">package org.smartfrog.examples.tutorial.recipes;</text:p>
      <text:p text:style-name="P22"/>
      <text:p text:style-name="P22">import java.rmi.*;</text:p>
      <text:p text:style-name="P22">import org.smartfrog.sfcore.common.*;</text:p>
      <text:p text:style-name="P22">import org.smartfrog.sfcore.prim.*;</text:p>
      <text:p text:style-name="P22"/>
      <text:p text:style-name="P22">public class Child extends PrimImpl implements Prim { <text:s/></text:p>
      <text:p text:style-name="P22"><text:s text:c="2"/>public Child() throws RemoteException {</text:p>
      <text:p text:style-name="P22"><text:s text:c="2"/>}</text:p>
      <text:p text:style-name="P22"/>
      <text:p text:style-name="P22"><text:s text:c="2"/>public void sfDeploy() throws RemoteException,SmartFrogException{</text:p>
      <text:p text:style-name="P22"><text:s text:c="8"/>try {</text:p>
      <text:p text:style-name="P22"><text:s text:c="12"/>super.sfDeploy();</text:p>
      <text:p text:style-name="P22"><text:s text:c="12"/>sfLog().out("SmartFrog "+sfCompleteName()+" deployed"); <text:s text:c="11"/></text:p>
      <text:p text:style-name="P22"><text:s text:c="12"/>sfLog().out("SmartFrog child process deployed");</text:p>
      <text:p text:style-name="P22"><text:s text:c="8"/>} catch (Throwable t) {</text:p>
      <text:p text:style-name="P22"><text:s text:c="12"/>t.printStackTrace();</text:p>
      <text:p text:style-name="P22"><text:s text:c="12"/>throw SmartFrogException.forward(t);</text:p>
      <text:p text:style-name="P22"><text:s text:c="8"/>}</text:p>
      <text:p text:style-name="P22"><text:s text:c="2"/>}</text:p>
      <text:p text:style-name="P22"/>
      <text:p text:style-name="P22"><text:s text:c="2"/>public void sfStart() throws RemoteException,SmartFrogException{</text:p>
      <text:p text:style-name="P22"><text:s text:c="8"/>try {</text:p>
      <text:p text:style-name="P22"><text:s text:c="12"/>super.sfStart();</text:p>
      <text:p text:style-name="P22"><text:s text:c="12"/>sfLog().out("SmartFrog child process started");</text:p>
      <text:p text:style-name="P22"><text:s text:c="8"/>} catch (Throwable t) {</text:p>
      <text:p text:style-name="P22"><text:s text:c="12"/>t.printStackTrace();</text:p>
      <text:p text:style-name="P22"><text:s text:c="12"/>throw SmartFrogException.forward(t);</text:p>
      <text:p text:style-name="P22"><text:s text:c="8"/>}</text:p>
      <text:p text:style-name="P22"><text:s text:c="2"/>}</text:p>
      <text:p text:style-name="P22"/>
      <text:p text:style-name="P22"><text:s text:c="2"/>public void sfTerminateWith(TerminationRecord tr) {</text:p>
      <text:p text:style-name="P22"><text:s text:c="8"/>try {</text:p>
      <text:p text:style-name="P22"><text:s text:c="12"/>// close down everything</text:p>
      <text:p text:style-name="P22"><text:s text:c="12"/>sfLog().out("SmartFrog child process terminating");</text:p>
      <text:p text:style-name="P22"><text:s text:c="8"/>} catch (Exception e) {}</text:p>
      <text:p text:style-name="P22"><text:s text:c="8"/>super.sfTerminateWith(tr);</text:p>
      <text:p text:style-name="P22"><text:s text:c="2"/>}</text:p>
      <text:p text:style-name="P30">}</text:p>
      <text:p text:style-name="Caption1"><text:bookmark text:name="_Ref101083498"/><text:bookmark text:name="_Ref101083455"/><text:bookmark text:name="_Ref101159174"/>Example 20. Child.java</text:p>
      <text:h text:style-name="P17" text:outline-level="1"><text:bookmark text:name="_Toc127951921"/><text:bookmark text:name="_Ref101943806"/><text:s text:c="4"/>References</text:h>
      <text:p text:style-name="P18">The simplest content of a SmartFrog description consists of an attribute list – that is, a collection of attribute/value pairs. Each attribute consists of an attribute <text:span text:style-name="T2">name</text:span> and a attribute <text:span text:style-name="T2">value</text:span>. The syntax permits a <text:span text:style-name="T3">Reference</text:span> to stand in place of either a name or a value. There are three kinds of reference in SmartFrog:</text:p>
      <text:list text:style-name="L3">
        <text:list-item>
          <text:list>
            <text:list-item>
              <text:p text:style-name="P45"><text:span text:style-name="T1">Placement references: the reference defines a context and an attribute </text:span><text:span text:style-name="T7">name</text:span><text:span text:style-name="T1">.</text:span> </text:p>
            </text:list-item>
            <text:list-item>
              <text:p text:style-name="P45"><text:span text:style-name="T1">Link references: the reference defines a context and an attribute </text:span><text:span text:style-name="T7">value</text:span><text:span text:style-name="T1">.</text:span> </text:p>
            </text:list-item>
          </text:list>
        </text:list-item>
      </text:list>
      <text:list text:style-name="L2">
        <text:list-item text:start-value="1">
          <text:list>
            <text:list-item text:start-value="1">
              <text:p text:style-name="P44">Prototype references: the reference imports a prototype definition into the current context as the value of an attribute.</text:p>
            </text:list-item>
          </text:list>
        </text:list-item>
      </text:list>
      <text:p text:style-name="P18">A reference consists of a colon-separated list of reference parts. A good way to think of reference parts is to visualise the tree of component descriptions described in Section 9.1; a reference part is a directive for navigating the tree of descriptions. The <text:span text:style-name="T3">Reference</text:span> <text:span text:style-name="T3">PARENT:count</text:span> refers to the attribute <text:span text:style-name="T3">count</text:span> in the context one level higher in the tree. This syntax can be likened to the familiar <text:span text:style-name="T3">../count</text:span> pathname syntax in UNIX and the analagous <text:span text:style-name="T3">..\count</text:span> used in MSDOS.</text:p>
      <text:p text:style-name="P18">The complete syntax and semantics for references can be found in the <text:span text:style-name="T2">SmartFrog Reference Manual</text:span>, and there is no need to cover the same ground here, as they are adequately described. It is better to concentrate on some of the more common applications for this syntax. </text:p>
      <text:p text:style-name="P18">One of the most common is the ATTRIB WORD syntax. It is often the case that a prototype description is intended to link into a larger context. The description in Example 21</text:p>
      <text:p text:style-name="P37">#include "org/smartfrog/components.sf"</text:p>
      <text:p text:style-name="P37"/>
      <text:p text:style-name="P37">ResourceManager extends Prim {</text:p>
      <text:p text:style-name="P37"><text:tab/>sfClass "org.smartfrog.examples.tutorial.recipes.ResourceManager";</text:p>
      <text:p text:style-name="P37"><text:tab/>poolSize TBD;</text:p>
      <text:p text:style-name="P37">}</text:p>
      <text:p text:style-name="Caption1"><text:bookmark text:name="_Ref101868107"/>Example 21</text:p>
      <text:p text:style-name="P18">contains an attribute <text:span text:style-name="T3">poolSize </text:span>which is not defined. The <text:span text:style-name="T3">ResourceManager</text:span> needs to know how many resources to make available, but this value either cannot be defined at the level of the prototype description, or it must be defaulted to a value. The TBD syntax ensures that it <text:span text:style-name="T2">has</text:span> to be defined – this is better than using a potentially erroneous default value. The following deployment description contains two prototype references, both of which refer to the <text:span text:style-name="T3">ResourceManager</text:span> prototype defined above.</text:p>
      <text:p text:style-name="P18"/>
      <text:p text:style-name="P26">#include "org/smartfrog/components.sf"</text:p>
      <text:p text:style-name="P26">#include “a file containing prototype descriptions”</text:p>
      <text:p text:style-name="P26"/>
      <text:p text:style-name="P26">sfConfig extends Prim {</text:p>
      <text:p text:style-name="P26"><text:tab/>size 10;</text:p>
      <text:p text:style-name="P26"><text:tab/>rm1 extends ResourceManager {</text:p>
      <text:p text:style-name="P26"><text:tab/><text:tab/>poolSize ATTRIB size;</text:p>
      <text:p text:style-name="P26"><text:tab/>}</text:p>
      <text:p text:style-name="P26"><text:tab/>rm2 extends ResourceManager {</text:p>
      <text:p text:style-name="P26"><text:tab/><text:tab/>poolSize ATTRIB size;</text:p>
      <text:p text:style-name="P26"><text:tab/>}</text:p>
      <text:p text:style-name="P27">}</text:p>
      <text:p text:style-name="Caption1">Example 22</text:p>
      <text:p text:style-name="P18">The attribute <text:span text:style-name="T3">poolSize</text:span> has been defined as <text:span text:style-name="T3">ATTRIB size</text:span>. This is resolved by moving up the tree of nested contexts until the attribute <text:span text:style-name="T3">size</text:span> is found. Both instances of <text:span text:style-name="T3">ResourceManager</text:span> are using the same value for <text:span text:style-name="T3">poolSize</text:span>; that is, 10. In this example <text:span text:style-name="T3">ATTRIB</text:span> <text:span text:style-name="T3">size</text:span> is semantically equivalent to <text:span text:style-name="T3">PARENT:size</text:span>. It could, in other cirmustances, be equivalent to <text:span text:style-name="T3">PARENT:PARENT:size </text:span>or <text:span text:style-name="T3">PARENT:PARENT:PARENT:size.</text:span></text:p>
      <text:p text:style-name="P18">The SmartFrog SDK contains classes <text:span text:style-name="T3">Reference</text:span> and <text:span text:style-name="T3">ReferencePart</text:span>. These can be used with the <text:span text:style-name="T3">sfResolve</text:span> method defined in <text:span text:style-name="T3">PrimImpl</text:span> to access values in other contexts in real time. This can be a good thing and a bad thing.</text:p>
      <text:p text:style-name="P18"><draw:frame draw:style-name="fr5" draw:name="Frame22" text:anchor-type="paragraph" svg:width="6.324cm" draw:z-index="4"><draw:text-box fo:min-height="0.041cm"><table:table table:name="Table50" table:style-name="Table50"><table:table-column table:style-name="Table50.A"/><table:table-row><table:table-cell table:style-name="Table50.A1" office:value-type="string"><text:p text:style-name="P46">Comment:</text:p><text:p text:style-name="P29">The syntax </text:p><text:p text:style-name="P31"><text:span text:style-name="T1">size PARENT:ATTRIB size;</text:span> </text:p><text:p text:style-name="P29">will also work in Example 23. The potential circularity of an attribute <text:span text:style-name="T3">size</text:span> referring to an attribute <text:span text:style-name="T3">size </text:span>is avoided with an explicit initial reference to the parent context.</text:p></table:table-cell></table:table-row></table:table></draw:text-box></draw:frame>It is most definitely a bad thing when it is used to extract a value from a remote context that could just as easily be defined in the local context using references as described above. If an environmental dependency can be resolved at the time a component description is parsed, then it should be. A prototype describes a component in isolation from its environment, and a SmartFrog description provides references as a way to expand and link a prototype to its environment. </text:p>
      <text:p text:style-name="P18">Some references may not be resolvable at parse time. These are tagged as LAZY. This is the most important use for constructing and resolving references at runtime. An example of this is given in the following section.</text:p>
      <text:h text:style-name="P17" text:outline-level="1"><text:bookmark text:name="_Toc127951922"/><text:s text:c="4"/>Discovery &amp; Communication</text:h>
      <text:p text:style-name="P18">It is often the case that one component will need to communicate with another component using Java RMI. This is easy to achieve. The SmartFrog configuration in Example 23 shows how it is done.</text:p>
      <text:p text:style-name="P37">#include "org/smartfrog/components.sf"</text:p>
      <text:p text:style-name="P37"/>
      <text:p text:style-name="P37">Component1 extends Prim {</text:p>
      <text:p text:style-name="P37"><text:tab/>sfClass "org.smartfrog.examples.tutorial.recipes.MyComponent";</text:p>
      <text:p text:style-name="P37">}</text:p>
      <text:p text:style-name="P37"/>
      <text:p text:style-name="P37">Component2 extends Prim {</text:p>
      <text:p text:style-name="P37"><text:tab/>sfClass "org.smartfrog.examples.tutorial.recipes.YourComponent";</text:p>
      <text:p text:style-name="P37"><text:tab/>component1 TBD;</text:p>
      <text:p text:style-name="P37">}</text:p>
      <text:p text:style-name="P37"/>
      <text:p text:style-name="P37">sfConfig extends Compound {</text:p>
      <text:p text:style-name="P37"><text:tab/>myComponent1 extends Component1;</text:p>
      <text:p text:style-name="P37"><text:tab/>myComponent2 extends Component2 {</text:p>
      <text:p text:style-name="P37"><text:tab/><text:tab/>component1 LAZY ATTRIB myComponent1;</text:p>
      <text:p text:style-name="P37"><text:tab/>}</text:p>
      <text:p text:style-name="P32">}</text:p>
      <text:p text:style-name="Caption1"><text:bookmark text:name="_Ref101777929"/>Example 23</text:p>
      <text:p text:style-name="P18">In this example, <text:span text:style-name="T3">component2</text:span> needs to communicate with <text:span text:style-name="T3">component1</text:span>. In the prototype definition <text:span text:style-name="T3">Component2</text:span>, there is an attribute <text:span text:style-name="T3">component1</text:span> which is declared but not defined. </text:p>
      <text:p text:style-name="P18">The deployment consists of two components, <text:span text:style-name="T3">myComponent1</text:span> and <text:span text:style-name="T3">myComponent2</text:span>, based on the prototypes for <text:span text:style-name="T3">Component1</text:span> and <text:span text:style-name="T3">Component2</text:span>. The value of the attribute <text:span text:style-name="T3">component1</text:span> is now defined by a LAZY reference to <text:span text:style-name="T3">myComponent1</text:span>. What this means is that when the value of the attribute <text:span text:style-name="T3">component1</text:span> is requested at runtime, a Java remote interface for <text:span text:style-name="T3">myComponent1</text:span> is returned, and Java RMI calls can be made. </text:p>
      <text:p text:style-name="P18">Let us suppose that <text:span text:style-name="T3">Component1</text:span> implements <text:span text:style-name="T3">Remote</text:span> Java interfaces <text:span text:style-name="T3">Errors</text:span> and <text:span text:style-name="T3">Management</text:span>. Then the code to access these interfaces from within <text:span text:style-name="T3">Component2</text:span> is shown below in Example 24.</text:p>
      <text:p text:style-name="P37">// find the remote interfaces</text:p>
      <text:p text:style-name="P37">Errors errorInterface = (Errors)sfResolve(“component1”);</text:p>
      <text:p text:style-name="P37">Management managementInterface = (Management)sfResolve(“component1”);</text:p>
      <text:p text:style-name="P37"/>
      <text:p text:style-name="P37">// call methods on the remote interfaces</text:p>
      <text:p text:style-name="P37">errorInterface.aRemoteMethodCall();</text:p>
      <text:p text:style-name="P32">managementInterface.anotherRemoteMethodCall();</text:p>
      <text:p text:style-name="Caption1"><text:bookmark text:name="_Ref101166577"/>Example 24</text:p>
      <text:p text:style-name="P18">The value of “component1” can be cast to any of the <text:span text:style-name="T3">Remote</text:span> interfaces implemented by <text:span text:style-name="T3">Component1</text:span> – in this case, <text:span text:style-name="T3">Management</text:span> or <text:span text:style-name="T3">Errors</text:span>. It is a common mistake to cast the value to the class <text:span text:style-name="T3">Component1</text:span>, rather than the <text:span text:style-name="T3">Remote</text:span> interfaces it implements. This will cause a <text:span text:style-name="T3">ClassCastException</text:span>. The interface returned by <text:span text:style-name="T3">sfResolve</text:span> <text:span text:style-name="T2">must</text:span> be cast to a <text:span text:style-name="T2">remote interface</text:span> implemented by the remote object.</text:p>
      <text:p text:style-name="Text_20_body"><text:span text:style-name="T1">Sometimes the location of a component is not known when a SmartFrog configuration is parsed and deployed, and the above method for obtaining a Java RMI interface cannot be used. There is an alternative that works when the IP address of the computer the component is running on is known, along with the SmartFrog name of the component (</text:span><text:span text:style-name="T5">sfProcessComponentName</text:span><text:span text:style-name="T1">). A Reference can be created using the HOST reference part construct.</text:span></text:p>
      <text:p text:style-name="P18"/>
      <text:p text:style-name="P22">String ipAddress = “15.1.2.3”;</text:p>
      <text:p text:style-name="P22">String componentName = “FOOBAR”;</text:p>
      <text:p text:style-name="P22"/>
      <text:p text:style-name="P22">Reference aComponentRef = new Reference("HOST \""+ipAddress+"\":"+ componentName, true);</text:p>
      <text:p text:style-name="P22"/>
      <text:p text:style-name="P30">Foobar foobar = (Foobar) sfResolve(aComponentRef);</text:p>
      <text:p text:style-name="Caption1"><text:bookmark text:name="_Ref101868805"/>Example 25</text:p>
      <text:p text:style-name="P18">If it is necessary for a SmartFrog component to provide information about itself to another component, then Example 26 provides useful code fragments.</text:p>
      <text:p text:style-name="P18"/>
      <text:p text:style-name="P22">// find the fully qualified host name of this host</text:p>
      <text:p text:style-name="P22">String hostname;</text:p>
      <text:p text:style-name="P22">hostname = ((InetAddress)sfResolve("sfHost")).getCanonicalHostName();</text:p>
      <text:p text:style-name="P22"/>
      <text:p text:style-name="P22">// find the IP address of this host</text:p>
      <text:p text:style-name="P22">String ipaddress;</text:p>
      <text:p text:style-name="P22">ipaddress = ((InetAddress) sfResolve("sfHost")).getHostAddress();</text:p>
      <text:p text:style-name="P22"/>
      <text:p text:style-name="P22">// extract a Remote interface for this RMI server</text:p>
      <text:p text:style-name="P22">Remote interface;</text:p>
      <text:p text:style-name="P30">interface = <text:s/>RemoteObject.toStub(this);</text:p>
      <text:p text:style-name="Caption1"><text:bookmark text:name="_Ref103152904"/>Example 26</text:p>
      <text:h text:style-name="P17" text:outline-level="1"><text:bookmark text:name="_Toc127951923"/><text:s text:c="4"/>Conclusion</text:h>
      <text:p text:style-name="P18">This tutorial has only touched on the ways that SmartFrog can be used. The SmartFrog distribution contains many complete examples under src/org/smartfrog/examples. These examples include the prototype descriptions, the deployment descriptions, and the corresponding Java components. One of the intentions behind this tutorial was to make it obvious what these examples are intended to achieve. Studying these examples is strongly recommended. It is also worth studying the Java for some of the major classes, such as <text:span text:style-name="T3">PrimImpl</text:span> or <text:span text:style-name="T3">CompoundImpl</text:span>. It should become clear that the default behaviours were designed to be extended.</text:p>
      <text:p text:style-name="P18">More detailed information on many aspects of SmartFrog programming can be obtained by referring to:</text:p>
      <text:p text:style-name="P47">The SmartFrog Reference Manual </text:p>
      <text:p text:style-name="P47">The SmartFrog User Guide </text:p>
      <text:p text:style-name="P47">The SmartFrog API (Javadoc)</text:p>
      <text:p text:style-name="P47">The SmartFrog Quick Reference Guide</text:p>
      <text:h text:style-name="P17" text:outline-level="1"><text:bookmark text:name="_Toc127951924"/><text:s text:c="4"/>Acknowledgments</text:h>
      <text:p text:style-name="P18">Thanks to the SmartFrog team for much assistance and to Patrick Goldsack and Julio Guijarro for their comments on the draft of this document. Also, thanks to Nigel Edwards for his suggestions and attention to detail in reviewing the tutorial.</text:p>
      <text:h text:style-name="P17" text:outline-level="1"><text:bookmark text:name="_Toc127951925"/><text:s text:c="4"/>Tutorial References</text:h>
      <text:p text:style-name="P18"><text:bookmark text:name="sfInstaller"/>[1] See build.html under smartfrog/docs on how to download, setup, build and test SmartFrog system.</text:p>
      <text:p text:style-name="P18">[2] See “sfInstaller” component and templates for examples on how to install, start and stop SmartFrog daemons in a cluster of machines.</text:p>
      <text:h text:style-name="P17" text:outline-level="1"><text:bookmark text:name="_Toc127951926"/><text:s text:c="4"/>Appendix 1 – Defined Attributes</text:h>
      <text:p text:style-name="P18">The SmartFrog language contains a number of reserved words, some of which are used to set values, others are used to discover values. An extended list can be found in the <text:span text:style-name="T2">SmartFrog Reference Manual</text:span>.</text:p>
      <text:p text:style-name="Text_20_body"><text:span text:style-name="T5">sfProcessHost</text:span><text:span text:style-name="T1">: this specifies a host where a component will be deployed. Eg. </text:span></text:p>
      <text:p text:style-name="P18"/>
      <text:p text:style-name="P22">myComponent extends aComponent {</text:p>
      <text:p text:style-name="P22">sfProcessHost “server.hp.com”; // where the component will run</text:p>
      <text:p text:style-name="P30">}</text:p>
      <text:p text:style-name="P33"/>
      <text:p text:style-name="Caption1">Example 27</text:p>
      <text:p text:style-name="Text_20_body"><text:span text:style-name="T5">sfProcess</text:span><text:span text:style-name="T1">: name of the process in which a component is running. Always set.</text:span></text:p>
      <text:p text:style-name="Text_20_body"><text:span text:style-name="T5">sfProcessName</text:span><text:span text:style-name="T1">: name of the process you want to deploy in. This could cause a sub-process to be created.</text:span></text:p>
      <text:p text:style-name="Text_20_body"><text:span text:style-name="T5">sfProcessComponentName</text:span><text:span text:style-name="T1">: set the name of a component in the root process or a sub-process.</text:span></text:p>
      <text:p text:style-name="P22">myComponent extends aComponent {</text:p>
      <text:p text:style-name="P22">sfProcessComponentName “MYCOMPONENT”; </text:p>
      <text:p text:style-name="P30">} </text:p>
      <text:p text:style-name="Caption1">Example 28</text:p>
      <text:p text:style-name="Text_20_body"><text:span text:style-name="T5">sfRootLocatorPort</text:span><text:span text:style-name="T1">: set the RMI port (default 3800) of the SmartFrog root daemon. Used only in a ProcessCompound.</text:span></text:p>
      <text:p text:style-name="Text_20_body"><text:span text:style-name="T5">sfHost</text:span><text:span text:style-name="T1">: the </text:span><text:span text:style-name="T5">InetAddr</text:span><text:span text:style-name="T1"> of host. An example of its use is given below:</text:span></text:p>
      <text:p text:style-name="P37">// find the fully qualified host name of this host</text:p>
      <text:p text:style-name="P37">String hostname;</text:p>
      <text:p text:style-name="P37">hostname = ((InetAddress)sfResolve("sfHost")).getCanonicalHostName();</text:p>
      <text:p text:style-name="P37"/>
      <text:p text:style-name="P37">// find the IP address of this host</text:p>
      <text:p text:style-name="P37">String ipaddress;</text:p>
      <text:p text:style-name="P32">ipaddress = ((InetAddress) sfResolve("sfHost")).getHostAddress();</text:p>
      <text:p text:style-name="P43">Example 29</text:p>
      <text:h text:style-name="P48" text:outline-level="1"><text:bookmark text:name="_Toc127951927"/><text:s text:c="4"/>Appendix 2 – Tracing and Logging</text:h>
      <text:p text:style-name="Text_20_body"><text:span text:style-name="T1">SmartFrog is capable of producing large quantities of useful diagnostic output. The first configuration file one should be aware of is </text:span><text:span text:style-name="T6">default.ini</text:span><text:span text:style-name="T1">, which can be found in </text:span><text:span text:style-name="T6">SFHOME/bin</text:span><text:span text:style-name="T1">. This contains an attribute that regulates the severity of logging information written to the output window (or logfile) associated with the SmartFrog daemon. The relevant portion of </text:span><text:span text:style-name="T6">default.ini</text:span> <text:span text:style-name="T1">can be seen in Example 30. Note that you can also configure logging to a file, and other logging attributes.</text:span></text:p>
      <text:p text:style-name="P37"># Optional property to define the initial local log level</text:p>
      <text:p text:style-name="P37"># <text:s text:c="2"/>Default level: 3 - LOG_LEVEL_INFO;</text:p>
      <text:p text:style-name="P37"># 0-IGNORE(ALL);1-TRACE;2-DEBUG;3-INFO;4-WARN;5-ERROR;6-FATAL;7-NONE</text:p>
      <text:p text:style-name="P37"><text:s text:c="4"/>org.smartfrog.sfcore.logging.LogImpl.logLevel=0</text:p>
      <text:p text:style-name="P37"/>
      <text:p text:style-name="P37"># Optional boolean property to include stack trace with error message</text:p>
      <text:p text:style-name="P32"><text:s text:c="3"/>org.smartfrog.logger.logStackTrace=true</text:p>
      <text:p text:style-name="P43">Example 30</text:p>
      <text:p text:style-name="Text_20_body"><text:span text:style-name="T1">A second file, also in the </text:span><text:span text:style-name="T6">SFHOME/bin</text:span> <text:span text:style-name="T1">directory, is </text:span><text:span text:style-name="T6">default.sf</text:span><text:span text:style-name="T1">. This defines a number of prototypes, and deploys the default output component for the SmartFrog daemon process. There is an alternative commented-out deployment that provides enhanced lifecycle event monitoring, and the ability to step through the stages of a deployment. The relevant portion of </text:span><text:span text:style-name="T6">default.sf</text:span> <text:span text:style-name="T1">is:</text:span></text:p>
      <text:p text:style-name="P37">sfConfig extends DefaultCompound;</text:p>
      <text:p text:style-name="P37"/>
      <text:p text:style-name="P37">// Alternative default compound with tracing or/and log to file enabled.</text:p>
      <text:p text:style-name="P37">// Uncomment the next line to use it.</text:p>
      <text:p text:style-name="P32">//sfConfig extends DefaultTraceCompound;</text:p>
      <text:p text:style-name="P43">Example 31</text:p>
      <text:p text:style-name="Text_20_body"><text:span text:style-name="T1">If security is disabled, </text:span><text:span text:style-name="T6">default.ini</text:span> <text:span text:style-name="T1">and </text:span><text:span text:style-name="T6">default.sf</text:span> <text:span text:style-name="T1">may be edited in place. If security is enabled, then they are accessed from JAR files, and the JAR files will need to be recreated whenever modifications are made.</text:span></text:p>
      <text:p text:style-name="P18">A tool that is often useful is the SmartFrog Management Console. This is described in the <text:span text:style-name="T2">SmartFrog User Manual</text:span>. The console provides a view of a deployed application, and provides the attribute and value in the context of each deployed component. For numerous reasons there may be some confusion about what has been deployed – it is easy to duplicate configurations in JAR files, it is easy to override values by extending prototypes. The console provides a quick way to check what is deployed, what attributes have been defined, and what their current values are.</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face style:name="Courier New" svg:font-family="'Courier New'"/>
    <style:font-face style:name="Tahoma1" svg:font-family="Tahoma"/>
    <style:font-face style:name="Times New Roman1" svg:font-family="'Times New Roman'"/>
    <style:font-face style:name="Courier" svg:font-family="Courier" style:font-adornments="Regular"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 Black" svg:font-family="'Arial Black'"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auto-update="true" style:class="text">
      <style:paragraph-properties fo:margin-top="0cm" fo:margin-bottom="0.212cm" fo:text-align="start" style:justify-single-word="false"/>
      <style:text-properties style:font-name="Arial1"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margin-top="0.381cm" fo:margin-bottom="0.254cm" fo:text-indent="19.99cm" style:auto-text-indent="false" fo:background-color="transparent">
        <style:background-image/>
      </style:paragraph-properties>
      <style:text-properties style:font-name="Arial2" fo:font-size="1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margin-top="0.254cm" fo:margin-bottom="0cm" fo:text-indent="5.283cm" style:auto-text-indent="false"/>
      <style:text-properties style:font-name="Arial2" fo:font-size="13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2.54cm" fo:margin-right="0cm" fo:text-indent="-1.27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5.588cm" fo:margin-right="0cm" fo:text-indent="-1.143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356cm" fo:margin-right="0cm" fo:margin-top="0.203cm" fo:margin-bottom="0.203cm" fo:text-indent="0cm" style:auto-text-indent="false" fo:background-color="transparent">
        <style:tab-stops/>
        <style:background-image/>
      </style:paragraph-properties>
    </style:style>
    <style:style style:name="Contents_20_2" style:display-name="Contents 2" style:family="paragraph" style:parent-style-name="Index" style:class="index">
      <style:paragraph-properties fo:margin-left="0.711cm" fo:margin-right="0cm" fo:margin-top="0.203cm" fo:margin-bottom="0.203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master-page-name="">
      <style:paragraph-properties fo:margin-left="2.54cm" fo:margin-right="0cm" fo:margin-top="0cm" fo:margin-bottom="0cm" style:line-height-at-least="0cm" fo:text-align="start" style:justify-single-word="false" fo:text-indent="0cm" style:auto-text-indent="false" fo:background-color="#e6e6e6">
        <style:tab-stops>
          <style:tab-stop style:position="0.658cm"/>
        </style:tab-stops>
        <style:background-image/>
      </style:paragraph-properties>
      <style:text-properties fo:color="#000080" style:font-name="Courier" fo:font-size="8pt" fo:language="none" fo:country="none" fo:font-weight="normal"/>
    </style:style>
    <style:style style:name="Code_20_last_20_line" style:display-name="Code last line" style:family="paragraph" style:parent-style-name="Code">
      <style:paragraph-properties fo:margin-left="2.54cm" fo:margin-right="0cm" fo:margin-top="0cm" fo:margin-bottom="0.3cm" fo:text-indent="0cm" style:auto-text-indent="false"/>
    </style:style>
    <style:style style:name="Code_20_indented" style:display-name="Code indented" style:family="paragraph" style:parent-style-name="Code"/>
    <style:style style:name="Caption1" style:family="paragraph" style:parent-style-name="Text_20_body" style:class="text">
      <style:paragraph-properties fo:text-align="center" style:justify-single-word="false"/>
      <style:text-properties style:font-name="Arial Black" fo:font-size="8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text:outline-level-style text:level="2" style:num-format="1" text:display-levels="2">
        <style:list-level-properties text:space-before="1.27cm"/>
      </text:outline-level-style>
      <text:outline-level-style text:level="3" style:num-format="1" text:display-levels="3">
        <style:list-level-properties text:space-before="1.27cm" text:min-label-width="1.27cm"/>
      </text:outline-level-style>
      <text:outline-level-style text:level="4" style:num-format="1" text:display-levels="4">
        <style:list-level-properties text:space-before="4.445cm" text:min-label-width="1.143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text-properties style:font-name="Arial" fo:font-size="10pt" style:font-size-asian="10pt" style:font-size-complex="10pt"/>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T1" style:family="text">
      <style:text-properties style:font-name-complex="Arial"/>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5075" number:language="en" number:country="GB" number:automatic-order="true">
      <number:day/>
      <number:text> </number:text>
      <number:month number:textual="true"/>
      <number:text> </number:text>
      <number:year number:style="long"/>
    </number:date-style>
  </office:automatic-styles>
  <office:master-styles>
    <style:master-page style:name="Standard" style:page-layout-name="pm1">
      <style:header>
        <text:p text:style-name="P1">SmartFrog Tutorial<text:tab/>- <text:page-number text:select-page="current">24</text:page-number> -<text:tab/>last modified on <text:modification-date style:data-style-name="N5075">19 May 2006</text:modification-date></text:p>
      </style:header>
      <style:footer>
        <text:p text:style-name="P2"><text:span text:style-name="T1">© C</text:span>opyright 1998-2005 Hewlett-Packard Development Company, LP</text:p>
      </style:footer>
    </style:master-page>
    <style:master-page style:name="HTML" style:page-layout-name="pm2">
      <style:header>
        <text:p text:style-name="Header"/>
      </style:header>
      <style:footer>
        <text:p text:style-name="Footer"/>
      </style:footer>
    </style:master-page>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6-05-17T14:09:25</meta:creation-date>
    <dc:creator>J G</dc:creator>
    <dc:date>2006-05-19T17:17:19</dc:date>
    <meta:printed-by>J G</meta:printed-by>
    <meta:print-date>2006-05-19T16:43:09</meta:print-date>
    <dc:language>en-US</dc:language>
    <meta:editing-cycles>73</meta:editing-cycles>
    <meta:editing-duration>P2DT0H2M31S</meta:editing-duration>
    <meta:user-defined meta:name="Info 1"/>
    <meta:user-defined meta:name="Info 2"/>
    <meta:user-defined meta:name="Info 3"/>
    <meta:user-defined meta:name="Info 4"/>
    <meta:document-statistic meta:table-count="6" meta:image-count="3" meta:object-count="0" meta:page-count="24" meta:paragraph-count="571" meta:word-count="8216" meta:character-count="55757"/>
  </office:meta>
</office:document-meta>
</file>